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7861320" table:style-name="ce5">
            <text:p>7.861.320</text:p>
          </table:table-cell>
          <table:table-cell office:value-type="float" office:value="1305500" table:style-name="ce5">
            <text:p>1.305.5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525450" table:style-name="ce5">
            <text:p>525.450</text:p>
          </table:table-cell>
          <table:table-cell office:value-type="float" office:value="11498070" table:style-name="ce6">
            <text:p>11.498.070</text:p>
          </table:table-cell>
          <table:table-cell office:value-type="float" office:value="11292089" table:style-name="ce6">
            <text:p>11.292.089</text:p>
          </table:table-cell>
          <table:table-cell office:value-type="percentage" office:value="0.98208560219236796" table:style-name="ce7">
            <text:p>98,2%</text:p>
          </table:table-cell>
          <table:table-cell office:value-type="float" office:value="6342820" table:style-name="ce5">
            <text:p>6.342.820</text:p>
          </table:table-cell>
          <table:table-cell office:value-type="float" office:value="5257320" table:style-name="ce5">
            <text:p>5.257.320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345815" table:style-name="ce5">
            <text:p>1.345.815</text:p>
          </table:table-cell>
          <table:table-cell office:value-type="float" office:value="203700" table:style-name="ce5">
            <text:p>203.700</text:p>
          </table:table-cell>
          <table:table-cell office:value-type="float" office:value="285700" table:style-name="ce5">
            <text:p>285.700</text:p>
          </table:table-cell>
          <table:table-cell office:value-type="float" office:value="64700" table:style-name="ce5">
            <text:p>64.700</text:p>
          </table:table-cell>
          <table:table-cell office:value-type="float" office:value="1899915" table:style-name="ce6">
            <text:p>1.899.915</text:p>
          </table:table-cell>
          <table:table-cell office:value-type="float" office:value="1794660" table:style-name="ce6">
            <text:p>1.794.660</text:p>
          </table:table-cell>
          <table:table-cell office:value-type="percentage" office:value="0.94460015316474688" table:style-name="ce7">
            <text:p>94,5%</text:p>
          </table:table-cell>
          <table:table-cell office:value-type="float" office:value="992966" table:style-name="ce5">
            <text:p>992.966</text:p>
          </table:table-cell>
          <table:table-cell office:value-type="float" office:value="901296" table:style-name="ce5">
            <text:p>901.296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089005" table:style-name="ce5">
            <text:p>1.089.005</text:p>
          </table:table-cell>
          <table:table-cell office:value-type="float" office:value="148800" table:style-name="ce5">
            <text:p>148.800</text:p>
          </table:table-cell>
          <table:table-cell office:value-type="float" office:value="235900" table:style-name="ce5">
            <text:p>235.900</text:p>
          </table:table-cell>
          <table:table-cell office:value-type="float" office:value="49700" table:style-name="ce5">
            <text:p>49.700</text:p>
          </table:table-cell>
          <table:table-cell office:value-type="float" office:value="1523405" table:style-name="ce6">
            <text:p>1.523.405</text:p>
          </table:table-cell>
          <table:table-cell office:value-type="float" office:value="1518570" table:style-name="ce6">
            <text:p>1.518.570</text:p>
          </table:table-cell>
          <table:table-cell office:value-type="percentage" office:value="0.99682618870228201" table:style-name="ce7">
            <text:p>99,7%</text:p>
          </table:table-cell>
          <table:table-cell office:value-type="float" office:value="824600" table:style-name="ce5">
            <text:p>824.600</text:p>
          </table:table-cell>
          <table:table-cell office:value-type="float" office:value="744119" table:style-name="ce5">
            <text:p>744.119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107180" table:style-name="ce5">
            <text:p>1.107.180</text:p>
          </table:table-cell>
          <table:table-cell office:value-type="float" office:value="252300" table:style-name="ce5">
            <text:p>252.300</text:p>
          </table:table-cell>
          <table:table-cell office:value-type="float" office:value="256400" table:style-name="ce5">
            <text:p>256.400</text:p>
          </table:table-cell>
          <table:table-cell office:value-type="float" office:value="62400" table:style-name="ce5">
            <text:p>62.400</text:p>
          </table:table-cell>
          <table:table-cell office:value-type="float" office:value="1678280" table:style-name="ce6">
            <text:p>1.678.280</text:p>
          </table:table-cell>
          <table:table-cell office:value-type="float" office:value="1444573" table:style-name="ce6">
            <text:p>1.444.573</text:p>
          </table:table-cell>
          <table:table-cell office:value-type="percentage" office:value="0.86074612102867221" table:style-name="ce7">
            <text:p>86,1%</text:p>
          </table:table-cell>
          <table:table-cell office:value-type="float" office:value="803392" table:style-name="ce5">
            <text:p>803.392</text:p>
          </table:table-cell>
          <table:table-cell office:value-type="float" office:value="722383" table:style-name="ce5">
            <text:p>722.383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967910" table:style-name="ce5">
            <text:p>1.967.910</text:p>
          </table:table-cell>
          <table:table-cell office:value-type="float" office:value="443900" table:style-name="ce5">
            <text:p>443.900</text:p>
          </table:table-cell>
          <table:table-cell office:value-type="float" office:value="503700" table:style-name="ce5">
            <text:p>503.700</text:p>
          </table:table-cell>
          <table:table-cell office:value-type="float" office:value="133650" table:style-name="ce5">
            <text:p>133.650</text:p>
          </table:table-cell>
          <table:table-cell office:value-type="float" office:value="3049160" table:style-name="ce6">
            <text:p>3.049.160</text:p>
          </table:table-cell>
          <table:table-cell office:value-type="float" office:value="2800453" table:style-name="ce6">
            <text:p>2.800.453</text:p>
          </table:table-cell>
          <table:table-cell office:value-type="percentage" office:value="0.9184342573036508" table:style-name="ce7">
            <text:p>91,8%</text:p>
          </table:table-cell>
          <table:table-cell office:value-type="float" office:value="1580191" table:style-name="ce5">
            <text:p>1.580.191</text:p>
          </table:table-cell>
          <table:table-cell office:value-type="float" office:value="1363152" table:style-name="ce5">
            <text:p>1.363.152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593925" table:style-name="ce5">
            <text:p>593.925</text:p>
          </table:table-cell>
          <table:table-cell office:value-type="float" office:value="84600" table:style-name="ce5">
            <text:p>84.6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833675" table:style-name="ce6">
            <text:p>833.675</text:p>
          </table:table-cell>
          <table:table-cell office:value-type="float" office:value="772417" table:style-name="ce6">
            <text:p>772.417</text:p>
          </table:table-cell>
          <table:table-cell office:value-type="percentage" office:value="0.92652052658410056" table:style-name="ce7">
            <text:p>92,7%</text:p>
          </table:table-cell>
          <table:table-cell office:value-type="float" office:value="426007" table:style-name="ce5">
            <text:p>426.007</text:p>
          </table:table-cell>
          <table:table-cell office:value-type="float" office:value="376460" table:style-name="ce5">
            <text:p>376.460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478945" table:style-name="ce5">
            <text:p>2.478.945</text:p>
          </table:table-cell>
          <table:table-cell office:value-type="float" office:value="358300" table:style-name="ce5">
            <text:p>358.300</text:p>
          </table:table-cell>
          <table:table-cell office:value-type="float" office:value="514400" table:style-name="ce5">
            <text:p>514.400</text:p>
          </table:table-cell>
          <table:table-cell office:value-type="float" office:value="112850" table:style-name="ce5">
            <text:p>112.850</text:p>
          </table:table-cell>
          <table:table-cell office:value-type="float" office:value="3464495" table:style-name="ce6">
            <text:p>3.464.495</text:p>
          </table:table-cell>
          <table:table-cell office:value-type="float" office:value="3360644" table:style-name="ce6">
            <text:p>3.360.644</text:p>
          </table:table-cell>
          <table:table-cell office:value-type="percentage" office:value="0.97002420266157119" table:style-name="ce7">
            <text:p>97,0%</text:p>
          </table:table-cell>
          <table:table-cell office:value-type="float" office:value="1872168" table:style-name="ce5">
            <text:p>1.872.168</text:p>
          </table:table-cell>
          <table:table-cell office:value-type="float" office:value="1662226" table:style-name="ce5">
            <text:p>1.662.226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2027475" table:style-name="ce5">
            <text:p>2.027.475</text:p>
          </table:table-cell>
          <table:table-cell office:value-type="float" office:value="330700" table:style-name="ce5">
            <text:p>330.700</text:p>
          </table:table-cell>
          <table:table-cell office:value-type="float" office:value="460900" table:style-name="ce5">
            <text:p>460.900</text:p>
          </table:table-cell>
          <table:table-cell office:value-type="float" office:value="101375" table:style-name="ce5">
            <text:p>101.375</text:p>
          </table:table-cell>
          <table:table-cell office:value-type="float" office:value="2920450" table:style-name="ce6">
            <text:p>2.920.450</text:p>
          </table:table-cell>
          <table:table-cell office:value-type="float" office:value="2693802" table:style-name="ce6">
            <text:p>2.693.802</text:p>
          </table:table-cell>
          <table:table-cell office:value-type="percentage" office:value="0.92239278193429097" table:style-name="ce7">
            <text:p>92,2%</text:p>
          </table:table-cell>
          <table:table-cell office:value-type="float" office:value="1523089" table:style-name="ce5">
            <text:p>1.523.089</text:p>
          </table:table-cell>
          <table:table-cell office:value-type="float" office:value="1318449" table:style-name="ce5">
            <text:p>1.318.449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7720280" table:style-name="ce5">
            <text:p>7.720.280</text:p>
          </table:table-cell>
          <table:table-cell office:value-type="float" office:value="1320500" table:style-name="ce5">
            <text:p>1.320.5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439500" table:style-name="ce5">
            <text:p>439.500</text:p>
          </table:table-cell>
          <table:table-cell office:value-type="float" office:value="11178380" table:style-name="ce6">
            <text:p>11.178.380</text:p>
          </table:table-cell>
          <table:table-cell office:value-type="float" office:value="9820205" table:style-name="ce6">
            <text:p>9.820.205</text:p>
          </table:table-cell>
          <table:table-cell office:value-type="percentage" office:value="0.87849983629112627" table:style-name="ce7">
            <text:p>87,8%</text:p>
          </table:table-cell>
          <table:table-cell office:value-type="float" office:value="5536818" table:style-name="ce5">
            <text:p>5.536.818</text:p>
          </table:table-cell>
          <table:table-cell office:value-type="float" office:value="4834432" table:style-name="ce5">
            <text:p>4.834.432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5040550" table:style-name="ce5">
            <text:p>5.040.550</text:p>
          </table:table-cell>
          <table:table-cell office:value-type="float" office:value="871200" table:style-name="ce5">
            <text:p>871.200</text:p>
          </table:table-cell>
          <table:table-cell office:value-type="float" office:value="906800" table:style-name="ce5">
            <text:p>906.800</text:p>
          </table:table-cell>
          <table:table-cell office:value-type="float" office:value="307250" table:style-name="ce5">
            <text:p>307.250</text:p>
          </table:table-cell>
          <table:table-cell office:value-type="float" office:value="7125800" table:style-name="ce6">
            <text:p>7.125.800</text:p>
          </table:table-cell>
          <table:table-cell office:value-type="float" office:value="6612929" table:style-name="ce6">
            <text:p>6.612.929</text:p>
          </table:table-cell>
          <table:table-cell office:value-type="percentage" office:value="0.92802618653344182" table:style-name="ce7">
            <text:p>92,8%</text:p>
          </table:table-cell>
          <table:table-cell office:value-type="float" office:value="3790070" table:style-name="ce5">
            <text:p>3.790.070</text:p>
          </table:table-cell>
          <table:table-cell office:value-type="float" office:value="3205358" table:style-name="ce5">
            <text:p>3.205.358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081745" table:style-name="ce5">
            <text:p>1.081.745</text:p>
          </table:table-cell>
          <table:table-cell office:value-type="float" office:value="160000" table:style-name="ce5">
            <text:p>160.000</text:p>
          </table:table-cell>
          <table:table-cell office:value-type="float" office:value="228000" table:style-name="ce5">
            <text:p>228.000</text:p>
          </table:table-cell>
          <table:table-cell office:value-type="float" office:value="51750" table:style-name="ce5">
            <text:p>51.750</text:p>
          </table:table-cell>
          <table:table-cell office:value-type="float" office:value="1521495" table:style-name="ce6">
            <text:p>1.521.495</text:p>
          </table:table-cell>
          <table:table-cell office:value-type="float" office:value="1504895" table:style-name="ce6">
            <text:p>1.504.895</text:p>
          </table:table-cell>
          <table:table-cell office:value-type="percentage" office:value="0.98908967824409544" table:style-name="ce7">
            <text:p>98,9%</text:p>
          </table:table-cell>
          <table:table-cell office:value-type="float" office:value="839023" table:style-name="ce5">
            <text:p>839.023</text:p>
          </table:table-cell>
          <table:table-cell office:value-type="float" office:value="741223" table:style-name="ce5">
            <text:p>741.223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792905" table:style-name="ce5">
            <text:p>2.792.905</text:p>
          </table:table-cell>
          <table:table-cell office:value-type="float" office:value="383500" table:style-name="ce5">
            <text:p>383.500</text:p>
          </table:table-cell>
          <table:table-cell office:value-type="float" office:value="595400" table:style-name="ce5">
            <text:p>595.400</text:p>
          </table:table-cell>
          <table:table-cell office:value-type="float" office:value="131800" table:style-name="ce5">
            <text:p>131.800</text:p>
          </table:table-cell>
          <table:table-cell office:value-type="float" office:value="3903605" table:style-name="ce6">
            <text:p>3.903.605</text:p>
          </table:table-cell>
          <table:table-cell office:value-type="float" office:value="3827858" table:style-name="ce6">
            <text:p>3.827.858</text:p>
          </table:table-cell>
          <table:table-cell office:value-type="percentage" office:value="0.98059562891224905" table:style-name="ce7">
            <text:p>98,1%</text:p>
          </table:table-cell>
          <table:table-cell office:value-type="float" office:value="2117055" table:style-name="ce5">
            <text:p>2.117.055</text:p>
          </table:table-cell>
          <table:table-cell office:value-type="float" office:value="1882226" table:style-name="ce5">
            <text:p>1.882.226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27665" table:style-name="ce5">
            <text:p>327.665</text:p>
          </table:table-cell>
          <table:table-cell office:value-type="float" office:value="49900" table:style-name="ce5">
            <text:p>49.900</text:p>
          </table:table-cell>
          <table:table-cell office:value-type="float" office:value="61400" table:style-name="ce5">
            <text:p>61.400</text:p>
          </table:table-cell>
          <table:table-cell office:value-type="float" office:value="15200" table:style-name="ce5">
            <text:p>15.200</text:p>
          </table:table-cell>
          <table:table-cell office:value-type="float" office:value="454165" table:style-name="ce6">
            <text:p>454.165</text:p>
          </table:table-cell>
          <table:table-cell office:value-type="float" office:value="419600" table:style-name="ce6">
            <text:p>419.600</text:p>
          </table:table-cell>
          <table:table-cell office:value-type="percentage" office:value="0.92389329869100434" table:style-name="ce7">
            <text:p>92,4%</text:p>
          </table:table-cell>
          <table:table-cell office:value-type="float" office:value="239906" table:style-name="ce5">
            <text:p>239.906</text:p>
          </table:table-cell>
          <table:table-cell office:value-type="float" office:value="209556" table:style-name="ce5">
            <text:p>209.556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6784749" table:style-name="ce5">
            <text:p>6.784.749</text:p>
          </table:table-cell>
          <table:table-cell office:value-type="float" office:value="1262700" table:style-name="ce5">
            <text:p>1.262.700</text:p>
          </table:table-cell>
          <table:table-cell office:value-type="float" office:value="1309400" table:style-name="ce5">
            <text:p>1.309.400</text:p>
          </table:table-cell>
          <table:table-cell office:value-type="float" office:value="381450" table:style-name="ce5">
            <text:p>381.450</text:p>
          </table:table-cell>
          <table:table-cell office:value-type="float" office:value="9738299" table:style-name="ce6">
            <text:p>9.738.299</text:p>
          </table:table-cell>
          <table:table-cell office:value-type="float" office:value="8658474" table:style-name="ce6">
            <text:p>8.658.474</text:p>
          </table:table-cell>
          <table:table-cell office:value-type="percentage" office:value="0.88911564535038412" table:style-name="ce7">
            <text:p>88,9%</text:p>
          </table:table-cell>
          <table:table-cell office:value-type="float" office:value="4914767" table:style-name="ce5">
            <text:p>4.914.767</text:p>
          </table:table-cell>
          <table:table-cell office:value-type="float" office:value="4360375" table:style-name="ce5">
            <text:p>4.360.375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481945" table:style-name="ce5">
            <text:p>1.481.945</text:p>
          </table:table-cell>
          <table:table-cell office:value-type="float" office:value="304400" table:style-name="ce5">
            <text:p>304.4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2134345" table:style-name="ce6">
            <text:p>2.134.345</text:p>
          </table:table-cell>
          <table:table-cell office:value-type="float" office:value="1943086" table:style-name="ce6">
            <text:p>1.943.086</text:p>
          </table:table-cell>
          <table:table-cell office:value-type="percentage" office:value="0.91038983856874123" table:style-name="ce7">
            <text:p>91,0%</text:p>
          </table:table-cell>
          <table:table-cell office:value-type="float" office:value="1116775" table:style-name="ce5">
            <text:p>1.116.775</text:p>
          </table:table-cell>
          <table:table-cell office:value-type="float" office:value="890410" table:style-name="ce5">
            <text:p>890.410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653595" table:style-name="ce5">
            <text:p>653.595</text:p>
          </table:table-cell>
          <table:table-cell office:value-type="float" office:value="113800" table:style-name="ce5">
            <text:p>113.800</text:p>
          </table:table-cell>
          <table:table-cell office:value-type="float" office:value="145700" table:style-name="ce5">
            <text:p>145.700</text:p>
          </table:table-cell>
          <table:table-cell office:value-type="float" office:value="32750" table:style-name="ce5">
            <text:p>32.750</text:p>
          </table:table-cell>
          <table:table-cell office:value-type="float" office:value="945845" table:style-name="ce6">
            <text:p>945.845</text:p>
          </table:table-cell>
          <table:table-cell office:value-type="float" office:value="876802" table:style-name="ce6">
            <text:p>876.802</text:p>
          </table:table-cell>
          <table:table-cell office:value-type="percentage" office:value="0.92700389598718602" table:style-name="ce7">
            <text:p>92,7%</text:p>
          </table:table-cell>
          <table:table-cell office:value-type="float" office:value="493144" table:style-name="ce5">
            <text:p>493.144</text:p>
          </table:table-cell>
          <table:table-cell office:value-type="float" office:value="434536" table:style-name="ce5">
            <text:p>434.536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234520" table:style-name="ce5">
            <text:p>2.234.520</text:p>
          </table:table-cell>
          <table:table-cell office:value-type="float" office:value="339300" table:style-name="ce5">
            <text:p>339.300</text:p>
          </table:table-cell>
          <table:table-cell office:value-type="float" office:value="444200" table:style-name="ce5">
            <text:p>444.200</text:p>
          </table:table-cell>
          <table:table-cell office:value-type="float" office:value="110850" table:style-name="ce5">
            <text:p>110.850</text:p>
          </table:table-cell>
          <table:table-cell office:value-type="float" office:value="3128870" table:style-name="ce6">
            <text:p>3.128.870</text:p>
          </table:table-cell>
          <table:table-cell office:value-type="float" office:value="2958933" table:style-name="ce6">
            <text:p>2.958.933</text:p>
          </table:table-cell>
          <table:table-cell office:value-type="percentage" office:value="0.94568742069820733" table:style-name="ce7">
            <text:p>94,6%</text:p>
          </table:table-cell>
          <table:table-cell office:value-type="float" office:value="1653265" table:style-name="ce5">
            <text:p>1.653.265</text:p>
          </table:table-cell>
          <table:table-cell office:value-type="float" office:value="1481851" table:style-name="ce5">
            <text:p>1.481.851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80370" table:style-name="ce5">
            <text:p>80.370</text:p>
          </table:table-cell>
          <table:table-cell office:value-type="float" office:value="18400" table:style-name="ce5">
            <text:p>18.4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21020" table:style-name="ce6">
            <text:p>121.020</text:p>
          </table:table-cell>
          <table:table-cell office:value-type="float" office:value="99674" table:style-name="ce6">
            <text:p>99.674</text:p>
          </table:table-cell>
          <table:table-cell office:value-type="percentage" office:value="0.82361593125103294" table:style-name="ce7">
            <text:p>82,4%</text:p>
          </table:table-cell>
          <table:table-cell office:value-type="float" office:value="56022" table:style-name="ce5">
            <text:p>56.022</text:p>
          </table:table-cell>
          <table:table-cell office:value-type="float" office:value="49855" table:style-name="ce5">
            <text:p>49.855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81540" table:style-name="ce5">
            <text:p>81.540</text:p>
          </table:table-cell>
          <table:table-cell office:value-type="float" office:value="19300" table:style-name="ce5">
            <text:p>19.3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21690" table:style-name="ce6">
            <text:p>121.690</text:p>
          </table:table-cell>
          <table:table-cell office:value-type="float" office:value="91435" table:style-name="ce6">
            <text:p>91.435</text:p>
          </table:table-cell>
          <table:table-cell office:value-type="percentage" office:value="0.75137644835237083" table:style-name="ce7">
            <text:p>75,1%</text:p>
          </table:table-cell>
          <table:table-cell office:value-type="float" office:value="52395" table:style-name="ce5">
            <text:p>52.395</text:p>
          </table:table-cell>
          <table:table-cell office:value-type="float" office:value="47153" table:style-name="ce5">
            <text:p>47.153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3900" table:style-name="ce5">
            <text:p>103.900</text:p>
          </table:table-cell>
          <table:table-cell office:value-type="float" office:value="2000" table:style-name="ce5">
            <text:p>2.000</text:p>
          </table:table-cell>
          <table:table-cell office:value-type="float" office:value="213568" table:style-name="ce6">
            <text:p>213.568</text:p>
          </table:table-cell>
          <table:table-cell office:value-type="float" office:value="169733" table:style-name="ce6">
            <text:p>169.733</text:p>
          </table:table-cell>
          <table:table-cell office:value-type="percentage" office:value="0.79474921336529813" table:style-name="ce7">
            <text:p>79,5%</text:p>
          </table:table-cell>
          <table:table-cell office:value-type="float" office:value="91242" table:style-name="ce5">
            <text:p>91.242</text:p>
          </table:table-cell>
          <table:table-cell office:value-type="float" office:value="79676" table:style-name="ce5">
            <text:p>79.676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180" table:style-name="ce5">
            <text:p>4.180</text:p>
          </table:table-cell>
          <table:table-cell office:value-type="float" office:value="0" table:style-name="ce5">
            <text:p>0</text:p>
          </table:table-cell>
          <table:table-cell office:value-type="float" office:value="2710" table:style-name="ce5">
            <text:p>2.710</text:p>
          </table:table-cell>
          <table:table-cell office:value-type="float" office:value="6890" table:style-name="ce6">
            <text:p>6.890</text:p>
          </table:table-cell>
          <table:table-cell office:value-type="float" office:value="4681" table:style-name="ce6">
            <text:p>4.681</text:p>
          </table:table-cell>
          <table:table-cell office:value-type="percentage" office:value="0.67939042089985491" table:style-name="ce7">
            <text:p>67,9%</text:p>
          </table:table-cell>
          <table:table-cell office:value-type="float" office:value="3561" table:style-name="ce5">
            <text:p>3.561</text:p>
          </table:table-cell>
          <table:table-cell office:value-type="float" office:value="3073" table:style-name="ce5">
            <text:p>3.073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46800807" table:style-name="ce11">
            <text:p>46.800.807</text:p>
          </table:table-cell>
          <table:table-cell office:value-type="float" office:value="8033280" table:style-name="ce12">
            <text:p>8.033.280</text:p>
          </table:table-cell>
          <table:table-cell office:value-type="float" office:value="9979000" table:style-name="ce13">
            <text:p>9.979.000</text:p>
          </table:table-cell>
          <table:table-cell office:value-type="float" office:value="2648335" table:style-name="ce14">
            <text:p>2.648.335</text:p>
          </table:table-cell>
          <table:table-cell office:value-type="float" office:value="67461422" table:style-name="ce15">
            <text:p>67.461.422</text:p>
          </table:table-cell>
          <table:table-cell office:value-type="float" office:value="62665513" table:style-name="ce15">
            <text:p>62.665.513</text:p>
          </table:table-cell>
          <table:table-cell office:value-type="percentage" office:value="0.92890886587003751" table:style-name="ce16">
            <text:p>92,9%</text:p>
          </table:table-cell>
          <table:table-cell office:value-type="float" office:value="35269276" table:style-name="ce15">
            <text:p>35.269.276</text:p>
          </table:table-cell>
          <table:table-cell office:value-type="float" office:value="30565129" table:style-name="ce15">
            <text:p>30.565.129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385833" table:style-name="ce23">
            <text:p>4.385.833</text:p>
          </table:table-cell>
          <table:table-cell office:value-type="percentage" office:value="0.9472275261928319" table:style-name="ce24">
            <text:p>94,7%</text:p>
          </table:table-cell>
          <table:table-cell office:value-type="float" office:value="4178104" table:style-name="ce23">
            <text:p>4.178.104</text:p>
          </table:table-cell>
          <table:table-cell office:value-type="percentage" office:value="0.90236338595116949" table:style-name="ce24">
            <text:p>90,2%</text:p>
          </table:table-cell>
          <table:table-cell office:value-type="date" office:date-value="2021-08-18T00:00:00" table:style-name="ce25">
            <text:p>18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33696" table:style-name="ce5">
            <text:p>733.696</text:p>
          </table:table-cell>
          <table:table-cell office:value-type="percentage" office:value="0.93186915911590706" table:style-name="ce26">
            <text:p>93,2%</text:p>
          </table:table-cell>
          <table:table-cell office:value-type="float" office:value="715715" table:style-name="ce5">
            <text:p>715.715</text:p>
          </table:table-cell>
          <table:table-cell office:value-type="percentage" office:value="0.90903144519888535" table:style-name="ce26">
            <text:p>90,9%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45610" table:style-name="ce5">
            <text:p>645.610</text:p>
          </table:table-cell>
          <table:table-cell office:value-type="percentage" office:value="0.95452898952488674" table:style-name="ce26">
            <text:p>95,5%</text:p>
          </table:table-cell>
          <table:table-cell office:value-type="float" office:value="630510" table:style-name="ce5">
            <text:p>630.510</text:p>
          </table:table-cell>
          <table:table-cell office:value-type="percentage" office:value="0.93220376571821428" table:style-name="ce26">
            <text:p>93,2%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43411" table:style-name="ce5">
            <text:p>543.411</text:p>
          </table:table-cell>
          <table:table-cell office:value-type="percentage" office:value="0.87751954758759676" table:style-name="ce26">
            <text:p>87,8%</text:p>
          </table:table-cell>
          <table:table-cell office:value-type="float" office:value="523681" table:style-name="ce5">
            <text:p>523.681</text:p>
          </table:table-cell>
          <table:table-cell office:value-type="percentage" office:value="0.84565883686605581" table:style-name="ce26">
            <text:p>84,6%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82667" table:style-name="ce5">
            <text:p>1.082.667</text:p>
          </table:table-cell>
          <table:table-cell office:value-type="percentage" office:value="0.88867392544498669" table:style-name="ce26">
            <text:p>88,9%</text:p>
          </table:table-cell>
          <table:table-cell office:value-type="float" office:value="1044133" table:style-name="ce5">
            <text:p>1.044.133</text:p>
          </table:table-cell>
          <table:table-cell office:value-type="percentage" office:value="0.85704447609158696" table:style-name="ce26">
            <text:p>85,7%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39890" table:style-name="ce5">
            <text:p>339.890</text:p>
          </table:table-cell>
          <table:table-cell office:value-type="percentage" office:value="0.94627852978679572" table:style-name="ce26">
            <text:p>94,6%</text:p>
          </table:table-cell>
          <table:table-cell office:value-type="float" office:value="332714" table:style-name="ce5">
            <text:p>332.714</text:p>
          </table:table-cell>
          <table:table-cell office:value-type="percentage" office:value="0.92630002282939761" table:style-name="ce26">
            <text:p>92,6%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54519" table:style-name="ce5">
            <text:p>1.454.519</text:p>
          </table:table-cell>
          <table:table-cell office:value-type="percentage" office:value="0.94934933379978881" table:style-name="ce26">
            <text:p>94,9%</text:p>
          </table:table-cell>
          <table:table-cell office:value-type="float" office:value="1425247" table:style-name="ce5">
            <text:p>1.425.247</text:p>
          </table:table-cell>
          <table:table-cell office:value-type="percentage" office:value="0.93024380564994169" table:style-name="ce26">
            <text:p>93,0%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77732" table:style-name="ce5">
            <text:p>1.077.732</text:p>
          </table:table-cell>
          <table:table-cell office:value-type="percentage" office:value="0.9364888749085436" table:style-name="ce26">
            <text:p>93,6%</text:p>
          </table:table-cell>
          <table:table-cell office:value-type="float" office:value="1035801" table:style-name="ce5">
            <text:p>1.035.801</text:p>
          </table:table-cell>
          <table:table-cell office:value-type="percentage" office:value="0.90005317937960871" table:style-name="ce26">
            <text:p>90,0%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933548" table:style-name="ce5">
            <text:p>3.933.548</text:p>
          </table:table-cell>
          <table:table-cell office:value-type="percentage" office:value="0.90873299424041032" table:style-name="ce26">
            <text:p>90,9%</text:p>
          </table:table-cell>
          <table:table-cell office:value-type="float" office:value="3772654" table:style-name="ce5">
            <text:p>3.772.654</text:p>
          </table:table-cell>
          <table:table-cell office:value-type="percentage" office:value="0.87156306867313205" table:style-name="ce26">
            <text:p>87,2%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733707" table:style-name="ce5">
            <text:p>2.733.707</text:p>
          </table:table-cell>
          <table:table-cell office:value-type="percentage" office:value="0.9429687658996434" table:style-name="ce26">
            <text:p>94,3%</text:p>
          </table:table-cell>
          <table:table-cell office:value-type="float" office:value="2665416" table:style-name="ce5">
            <text:p>2.665.416</text:p>
          </table:table-cell>
          <table:table-cell office:value-type="percentage" office:value="0.91941237159986933" table:style-name="ce26">
            <text:p>91,9%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08958" table:style-name="ce5">
            <text:p>608.958</text:p>
          </table:table-cell>
          <table:table-cell office:value-type="percentage" office:value="0.97920847483791296" table:style-name="ce26">
            <text:p>97,9%</text:p>
          </table:table-cell>
          <table:table-cell office:value-type="float" office:value="598935" table:style-name="ce5">
            <text:p>598.935</text:p>
          </table:table-cell>
          <table:table-cell office:value-type="percentage" office:value="0.96309142482247612" table:style-name="ce26">
            <text:p>96,3%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54599" table:style-name="ce5">
            <text:p>1.654.599</text:p>
          </table:table-cell>
          <table:table-cell office:value-type="percentage" office:value="0.96191967797239808" table:style-name="ce26">
            <text:p>96,2%</text:p>
          </table:table-cell>
          <table:table-cell office:value-type="float" office:value="1634716" table:style-name="ce5">
            <text:p>1.634.716</text:p>
          </table:table-cell>
          <table:table-cell office:value-type="percentage" office:value="0.9503604730187355" table:style-name="ce26">
            <text:p>95,0%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80157" table:style-name="ce5">
            <text:p>180.157</text:p>
          </table:table-cell>
          <table:table-cell office:value-type="percentage" office:value="0.95492444119346342" table:style-name="ce26">
            <text:p>95,5%</text:p>
          </table:table-cell>
          <table:table-cell office:value-type="float" office:value="174968" table:style-name="ce5">
            <text:p>174.968</text:p>
          </table:table-cell>
          <table:table-cell office:value-type="percentage" office:value="0.92742008152188316" table:style-name="ce26">
            <text:p>92,7%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477234" table:style-name="ce5">
            <text:p>3.477.234</text:p>
          </table:table-cell>
          <table:table-cell office:value-type="percentage" office:value="0.93166482686186458" table:style-name="ce26">
            <text:p>93,2%</text:p>
          </table:table-cell>
          <table:table-cell office:value-type="float" office:value="3391734" table:style-name="ce5">
            <text:p>3.391.734</text:p>
          </table:table-cell>
          <table:table-cell office:value-type="percentage" office:value="0.90875657774872198" table:style-name="ce26">
            <text:p>90,9%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48947" table:style-name="ce5">
            <text:p>748.947</text:p>
          </table:table-cell>
          <table:table-cell office:value-type="percentage" office:value="0.9516577042714538" table:style-name="ce26">
            <text:p>95,2%</text:p>
          </table:table-cell>
          <table:table-cell office:value-type="float" office:value="697924" table:style-name="ce5">
            <text:p>697.924</text:p>
          </table:table-cell>
          <table:table-cell office:value-type="percentage" office:value="0.88682477077276511" table:style-name="ce26">
            <text:p>88,7%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51204" table:style-name="ce5">
            <text:p>351.204</text:p>
          </table:table-cell>
          <table:table-cell office:value-type="percentage" office:value="0.93530191905149962" table:style-name="ce26">
            <text:p>93,5%</text:p>
          </table:table-cell>
          <table:table-cell office:value-type="float" office:value="343296" table:style-name="ce5">
            <text:p>343.296</text:p>
          </table:table-cell>
          <table:table-cell office:value-type="percentage" office:value="0.91424188677436369" table:style-name="ce26">
            <text:p>91,4%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74451" table:style-name="ce5">
            <text:p>1.274.451</text:p>
          </table:table-cell>
          <table:table-cell office:value-type="percentage" office:value="0.94176359310110402" table:style-name="ce26">
            <text:p>94,2%</text:p>
          </table:table-cell>
          <table:table-cell office:value-type="float" office:value="1253277" table:style-name="ce5">
            <text:p>1.253.277</text:p>
          </table:table-cell>
          <table:table-cell office:value-type="percentage" office:value="0.92611693244461524" table:style-name="ce26">
            <text:p>92,6%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4508" table:style-name="ce5">
            <text:p>34.508</text:p>
          </table:table-cell>
          <table:table-cell office:value-type="percentage" office:value="0.88531992405972604" table:style-name="ce26">
            <text:p>88,5%</text:p>
          </table:table-cell>
          <table:table-cell office:value-type="float" office:value="33099" table:style-name="ce5">
            <text:p>33.099</text:p>
          </table:table-cell>
          <table:table-cell office:value-type="percentage" office:value="0.84917132741546508" table:style-name="ce26">
            <text:p>84,9%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1263" table:style-name="ce5">
            <text:p>31.263</text:p>
          </table:table-cell>
          <table:table-cell office:value-type="percentage" office:value="0.83983881799865678" table:style-name="ce26">
            <text:p>84,0%</text:p>
          </table:table-cell>
          <table:table-cell office:value-type="float" office:value="30358" table:style-name="ce5">
            <text:p>30.358</text:p>
          </table:table-cell>
          <table:table-cell office:value-type="percentage" office:value="0.81552719946272667" table:style-name="ce26">
            <text:p>81,6%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849" table:style-name="ce5">
            <text:p>34.849</text:p>
          </table:table-cell>
          <table:table-cell office:value-type="string" table:style-name="ce26">
            <text:p>-</text:p>
          </table:table-cell>
          <table:table-cell office:value-type="float" office:value="31615" table:style-name="ce5">
            <text:p>31.615</text:p>
          </table:table-cell>
          <table:table-cell office:value-type="string" table:style-name="ce26">
            <text:p>-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547" table:style-name="ce5">
            <text:p>1.547</text:p>
          </table:table-cell>
          <table:table-cell office:value-type="string" table:style-name="ce26">
            <text:p>-</text:p>
          </table:table-cell>
          <table:table-cell office:value-type="float" office:value="1418" table:style-name="ce5">
            <text:p>1.418</text:p>
          </table:table-cell>
          <table:table-cell office:value-type="string" table:style-name="ce26">
            <text:p>-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328330" table:style-name="ce15">
            <text:p>25.328.330</text:p>
          </table:table-cell>
          <table:table-cell office:value-type="percentage" office:value="0.93614127210804754" table:style-name="ce16">
            <text:p>93,6%</text:p>
          </table:table-cell>
          <table:table-cell office:value-type="float" office:value="24515315" table:style-name="ce15">
            <text:p>24.515.315</text:p>
          </table:table-cell>
          <table:table-cell office:value-type="percentage" office:value="0.90609203884462575" table:style-name="ce16">
            <text:p>90,6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2988" table:style-name="ce35">
            <text:p>432.988</text:p>
          </table:table-cell>
          <table:table-cell office:value-type="percentage" office:value="1" table:style-name="ce36">
            <text:p>100,0%</text:p>
          </table:table-cell>
          <table:table-cell office:value-type="float" office:value="651241" table:style-name="ce35">
            <text:p>651.241</text:p>
          </table:table-cell>
          <table:table-cell office:value-type="percentage" office:value="1" table:style-name="ce36">
            <text:p>100,0%</text:p>
          </table:table-cell>
          <table:table-cell office:value-type="float" office:value="915981" table:style-name="ce35">
            <text:p>915.981</text:p>
          </table:table-cell>
          <table:table-cell office:value-type="percentage" office:value="0.99981880637059339" table:style-name="ce36">
            <text:p>100,0%</text:p>
          </table:table-cell>
          <table:table-cell office:value-type="float" office:value="1186810" table:style-name="ce35">
            <text:p>1.186.810</text:p>
          </table:table-cell>
          <table:table-cell office:value-type="percentage" office:value="0.93817414888764694" table:style-name="ce36">
            <text:p>93,8%</text:p>
          </table:table-cell>
          <table:table-cell office:value-type="float" office:value="1198813" table:style-name="ce35">
            <text:p>1.198.813</text:p>
          </table:table-cell>
          <table:table-cell office:value-type="percentage" office:value="0.8654977135455999" table:style-name="ce36">
            <text:p>86,5%</text:p>
          </table:table-cell>
          <table:table-cell office:value-type="float" office:value="856241" table:style-name="ce35">
            <text:p>856.241</text:p>
          </table:table-cell>
          <table:table-cell office:value-type="percentage" office:value="0.75094565332739294" table:style-name="ce36">
            <text:p>75,1%</text:p>
          </table:table-cell>
          <table:table-cell office:value-type="float" office:value="658962" table:style-name="ce35">
            <text:p>658.962</text:p>
          </table:table-cell>
          <table:table-cell office:value-type="percentage" office:value="0.70957453223527789" table:style-name="ce36">
            <text:p>71,0%</text:p>
          </table:table-cell>
          <table:table-cell office:value-type="float" office:value="441784" table:style-name="ce35">
            <text:p>441.784</text:p>
          </table:table-cell>
          <table:table-cell office:value-type="percentage" office:value="0.58677100890282596" table:style-name="ce36">
            <text:p>58,7%</text:p>
          </table:table-cell>
          <table:table-cell office:value-type="float" office:value="6342820" table:style-name="ce35">
            <text:p>6.342.820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511595919202628" table:style-name="ce36">
            <text:p>85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1004" table:style-name="ce38">
            <text:p>101.004</text:p>
          </table:table-cell>
          <table:table-cell office:value-type="percentage" office:value="1" table:style-name="ce39">
            <text:p>100,0%</text:p>
          </table:table-cell>
          <table:table-cell office:value-type="float" office:value="118793" table:style-name="ce38">
            <text:p>118.793</text:p>
          </table:table-cell>
          <table:table-cell office:value-type="percentage" office:value="0.99863814047328825" table:style-name="ce39">
            <text:p>99,9%</text:p>
          </table:table-cell>
          <table:table-cell office:value-type="float" office:value="152416" table:style-name="ce38">
            <text:p>152.416</text:p>
          </table:table-cell>
          <table:table-cell office:value-type="percentage" office:value="0.97473252028880775" table:style-name="ce39">
            <text:p>97,5%</text:p>
          </table:table-cell>
          <table:table-cell office:value-type="float" office:value="181279" table:style-name="ce38">
            <text:p>181.279</text:p>
          </table:table-cell>
          <table:table-cell office:value-type="percentage" office:value="0.91432217324200826" table:style-name="ce39">
            <text:p>91,4%</text:p>
          </table:table-cell>
          <table:table-cell office:value-type="float" office:value="180204" table:style-name="ce38">
            <text:p>180.204</text:p>
          </table:table-cell>
          <table:table-cell office:value-type="percentage" office:value="0.83838040782905232" table:style-name="ce39">
            <text:p>83,8%</text:p>
          </table:table-cell>
          <table:table-cell office:value-type="float" office:value="114639" table:style-name="ce38">
            <text:p>114.639</text:p>
          </table:table-cell>
          <table:table-cell office:value-type="percentage" office:value="0.69780139512800843" table:style-name="ce39">
            <text:p>69,8%</text:p>
          </table:table-cell>
          <table:table-cell office:value-type="float" office:value="88953" table:style-name="ce38">
            <text:p>88.953</text:p>
          </table:table-cell>
          <table:table-cell office:value-type="percentage" office:value="0.68214967676628246" table:style-name="ce39">
            <text:p>68,2%</text:p>
          </table:table-cell>
          <table:table-cell office:value-type="float" office:value="55678" table:style-name="ce38">
            <text:p>55.678</text:p>
          </table:table-cell>
          <table:table-cell office:value-type="percentage" office:value="0.53999165931199022" table:style-name="ce39">
            <text:p>54,0%</text:p>
          </table:table-cell>
          <table:table-cell office:value-type="float" office:value="992966" table:style-name="ce38">
            <text:p>992.966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3785124720073845" table:style-name="ce39">
            <text:p>83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725" table:style-name="ce38">
            <text:p>88.725</text:p>
          </table:table-cell>
          <table:table-cell office:value-type="percentage" office:value="1" table:style-name="ce39">
            <text:p>100,0%</text:p>
          </table:table-cell>
          <table:table-cell office:value-type="float" office:value="113972" table:style-name="ce38">
            <text:p>113.972</text:p>
          </table:table-cell>
          <table:table-cell office:value-type="percentage" office:value="1" table:style-name="ce39">
            <text:p>100,0%</text:p>
          </table:table-cell>
          <table:table-cell office:value-type="float" office:value="146227" table:style-name="ce38">
            <text:p>146.227</text:p>
          </table:table-cell>
          <table:table-cell office:value-type="percentage" office:value="0.97711357014941336" table:style-name="ce39">
            <text:p>97,7%</text:p>
          </table:table-cell>
          <table:table-cell office:value-type="float" office:value="150372" table:style-name="ce38">
            <text:p>150.372</text:p>
          </table:table-cell>
          <table:table-cell office:value-type="percentage" office:value="0.92454117864059759" table:style-name="ce39">
            <text:p>92,5%</text:p>
          </table:table-cell>
          <table:table-cell office:value-type="float" office:value="146314" table:style-name="ce38">
            <text:p>146.314</text:p>
          </table:table-cell>
          <table:table-cell office:value-type="percentage" office:value="0.87616846215110811" table:style-name="ce39">
            <text:p>87,6%</text:p>
          </table:table-cell>
          <table:table-cell office:value-type="float" office:value="85144" table:style-name="ce38">
            <text:p>85.144</text:p>
          </table:table-cell>
          <table:table-cell office:value-type="percentage" office:value="0.74393408532909278" table:style-name="ce39">
            <text:p>74,4%</text:p>
          </table:table-cell>
          <table:table-cell office:value-type="float" office:value="57130" table:style-name="ce38">
            <text:p>57.130</text:p>
          </table:table-cell>
          <table:table-cell office:value-type="percentage" office:value="0.72214989065995883" table:style-name="ce39">
            <text:p>72,2%</text:p>
          </table:table-cell>
          <table:table-cell office:value-type="float" office:value="36716" table:style-name="ce38">
            <text:p>36.716</text:p>
          </table:table-cell>
          <table:table-cell office:value-type="percentage" office:value="0.57368750000000002" table:style-name="ce39">
            <text:p>57,4%</text:p>
          </table:table-cell>
          <table:table-cell office:value-type="float" office:value="824600" table:style-name="ce38">
            <text:p>824.600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8293838811812919" table:style-name="ce39">
            <text:p>88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1160" table:style-name="ce38">
            <text:p>51.160</text:p>
          </table:table-cell>
          <table:table-cell office:value-type="percentage" office:value="1" table:style-name="ce39">
            <text:p>100,0%</text:p>
          </table:table-cell>
          <table:table-cell office:value-type="float" office:value="78601" table:style-name="ce38">
            <text:p>78.601</text:p>
          </table:table-cell>
          <table:table-cell office:value-type="percentage" office:value="0.97621590739728747" table:style-name="ce39">
            <text:p>97,6%</text:p>
          </table:table-cell>
          <table:table-cell office:value-type="float" office:value="108477" table:style-name="ce38">
            <text:p>108.477</text:p>
          </table:table-cell>
          <table:table-cell office:value-type="percentage" office:value="0.92532691864779792" table:style-name="ce39">
            <text:p>92,5%</text:p>
          </table:table-cell>
          <table:table-cell office:value-type="float" office:value="145830" table:style-name="ce38">
            <text:p>145.830</text:p>
          </table:table-cell>
          <table:table-cell office:value-type="percentage" office:value="0.87956959414223412" table:style-name="ce39">
            <text:p>88,0%</text:p>
          </table:table-cell>
          <table:table-cell office:value-type="float" office:value="159343" table:style-name="ce38">
            <text:p>159.343</text:p>
          </table:table-cell>
          <table:table-cell office:value-type="percentage" office:value="0.77286440447781468" table:style-name="ce39">
            <text:p>77,3%</text:p>
          </table:table-cell>
          <table:table-cell office:value-type="float" office:value="114276" table:style-name="ce38">
            <text:p>114.276</text:p>
          </table:table-cell>
          <table:table-cell office:value-type="percentage" office:value="0.62724563223501129" table:style-name="ce39">
            <text:p>62,7%</text:p>
          </table:table-cell>
          <table:table-cell office:value-type="float" office:value="84715" table:style-name="ce38">
            <text:p>84.715</text:p>
          </table:table-cell>
          <table:table-cell office:value-type="percentage" office:value="0.6141349262733613" table:style-name="ce39">
            <text:p>61,4%</text:p>
          </table:table-cell>
          <table:table-cell office:value-type="float" office:value="60990" table:style-name="ce38">
            <text:p>60.990</text:p>
          </table:table-cell>
          <table:table-cell office:value-type="percentage" office:value="0.63877251780477584" table:style-name="ce39">
            <text:p>63,9%</text:p>
          </table:table-cell>
          <table:table-cell office:value-type="float" office:value="803392" table:style-name="ce38">
            <text:p>803.392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7632391408751078" table:style-name="ce39">
            <text:p>77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467" table:style-name="ce38">
            <text:p>92.467</text:p>
          </table:table-cell>
          <table:table-cell office:value-type="percentage" office:value="1" table:style-name="ce39">
            <text:p>100,0%</text:p>
          </table:table-cell>
          <table:table-cell office:value-type="float" office:value="150258" table:style-name="ce38">
            <text:p>150.258</text:p>
          </table:table-cell>
          <table:table-cell office:value-type="percentage" office:value="0.97234859025049991" table:style-name="ce39">
            <text:p>97,2%</text:p>
          </table:table-cell>
          <table:table-cell office:value-type="float" office:value="220846" table:style-name="ce38">
            <text:p>220.846</text:p>
          </table:table-cell>
          <table:table-cell office:value-type="percentage" office:value="0.9394024467017168" table:style-name="ce39">
            <text:p>93,9%</text:p>
          </table:table-cell>
          <table:table-cell office:value-type="float" office:value="313847" table:style-name="ce38">
            <text:p>313.847</text:p>
          </table:table-cell>
          <table:table-cell office:value-type="percentage" office:value="0.89539587802985343" table:style-name="ce39">
            <text:p>89,5%</text:p>
          </table:table-cell>
          <table:table-cell office:value-type="float" office:value="305249" table:style-name="ce38">
            <text:p>305.249</text:p>
          </table:table-cell>
          <table:table-cell office:value-type="percentage" office:value="0.78687835761644032" table:style-name="ce39">
            <text:p>78,7%</text:p>
          </table:table-cell>
          <table:table-cell office:value-type="float" office:value="213606" table:style-name="ce38">
            <text:p>213.606</text:p>
          </table:table-cell>
          <table:table-cell office:value-type="percentage" office:value="0.68698180321225721" table:style-name="ce39">
            <text:p>68,7%</text:p>
          </table:table-cell>
          <table:table-cell office:value-type="float" office:value="167957" table:style-name="ce38">
            <text:p>167.957</text:p>
          </table:table-cell>
          <table:table-cell office:value-type="percentage" office:value="0.66716319494097276" table:style-name="ce39">
            <text:p>66,7%</text:p>
          </table:table-cell>
          <table:table-cell office:value-type="float" office:value="115961" table:style-name="ce38">
            <text:p>115.961</text:p>
          </table:table-cell>
          <table:table-cell office:value-type="percentage" office:value="0.64495514385668284" table:style-name="ce39">
            <text:p>64,5%</text:p>
          </table:table-cell>
          <table:table-cell office:value-type="float" office:value="1580191" table:style-name="ce38">
            <text:p>1.580.191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80590164904267392" table:style-name="ce39">
            <text:p>80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327" table:style-name="ce38">
            <text:p>42.327</text:p>
          </table:table-cell>
          <table:table-cell office:value-type="percentage" office:value="1" table:style-name="ce39">
            <text:p>100,0%</text:p>
          </table:table-cell>
          <table:table-cell office:value-type="float" office:value="55908" table:style-name="ce38">
            <text:p>55.908</text:p>
          </table:table-cell>
          <table:table-cell office:value-type="percentage" office:value="1" table:style-name="ce39">
            <text:p>100,0%</text:p>
          </table:table-cell>
          <table:table-cell office:value-type="float" office:value="75597" table:style-name="ce38">
            <text:p>75.597</text:p>
          </table:table-cell>
          <table:table-cell office:value-type="percentage" office:value="0.97739996121274808" table:style-name="ce39">
            <text:p>97,7%</text:p>
          </table:table-cell>
          <table:table-cell office:value-type="float" office:value="82205" table:style-name="ce38">
            <text:p>82.205</text:p>
          </table:table-cell>
          <table:table-cell office:value-type="percentage" office:value="0.91375439064514696" table:style-name="ce39">
            <text:p>91,4%</text:p>
          </table:table-cell>
          <table:table-cell office:value-type="float" office:value="83853" table:style-name="ce38">
            <text:p>83.853</text:p>
          </table:table-cell>
          <table:table-cell office:value-type="percentage" office:value="0.85766449488079044" table:style-name="ce39">
            <text:p>85,8%</text:p>
          </table:table-cell>
          <table:table-cell office:value-type="float" office:value="48941" table:style-name="ce38">
            <text:p>48.941</text:p>
          </table:table-cell>
          <table:table-cell office:value-type="percentage" office:value="0.69446454670583058" table:style-name="ce39">
            <text:p>69,4%</text:p>
          </table:table-cell>
          <table:table-cell office:value-type="float" office:value="30478" table:style-name="ce38">
            <text:p>30.478</text:p>
          </table:table-cell>
          <table:table-cell office:value-type="percentage" office:value="0.60346500346500342" table:style-name="ce39">
            <text:p>60,3%</text:p>
          </table:table-cell>
          <table:table-cell office:value-type="float" office:value="6698" table:style-name="ce38">
            <text:p>6.698</text:p>
          </table:table-cell>
          <table:table-cell office:value-type="percentage" office:value="0.15235538975957055" table:style-name="ce39">
            <text:p>15,2%</text:p>
          </table:table-cell>
          <table:table-cell office:value-type="float" office:value="426007" table:style-name="ce38">
            <text:p>426.007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81279346417948317" table:style-name="ce39">
            <text:p>81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971" table:style-name="ce38">
            <text:p>228.971</text:p>
          </table:table-cell>
          <table:table-cell office:value-type="percentage" office:value="1" table:style-name="ce39">
            <text:p>100,0%</text:p>
          </table:table-cell>
          <table:table-cell office:value-type="float" office:value="249742" table:style-name="ce38">
            <text:p>249.742</text:p>
          </table:table-cell>
          <table:table-cell office:value-type="percentage" office:value="1" table:style-name="ce39">
            <text:p>100,0%</text:p>
          </table:table-cell>
          <table:table-cell office:value-type="float" office:value="316877" table:style-name="ce38">
            <text:p>316.877</text:p>
          </table:table-cell>
          <table:table-cell office:value-type="percentage" office:value="0.99467001491014673" table:style-name="ce39">
            <text:p>99,5%</text:p>
          </table:table-cell>
          <table:table-cell office:value-type="float" office:value="346550" table:style-name="ce38">
            <text:p>346.550</text:p>
          </table:table-cell>
          <table:table-cell office:value-type="percentage" office:value="0.90916245818849606" table:style-name="ce39">
            <text:p>90,9%</text:p>
          </table:table-cell>
          <table:table-cell office:value-type="float" office:value="312379" table:style-name="ce38">
            <text:p>312.379</text:p>
          </table:table-cell>
          <table:table-cell office:value-type="percentage" office:value="0.8598257662294766" table:style-name="ce39">
            <text:p>86,0%</text:p>
          </table:table-cell>
          <table:table-cell office:value-type="float" office:value="200280" table:style-name="ce38">
            <text:p>200.280</text:p>
          </table:table-cell>
          <table:table-cell office:value-type="percentage" office:value="0.74791902398583932" table:style-name="ce39">
            <text:p>74,8%</text:p>
          </table:table-cell>
          <table:table-cell office:value-type="float" office:value="150792" table:style-name="ce38">
            <text:p>150.792</text:p>
          </table:table-cell>
          <table:table-cell office:value-type="percentage" office:value="0.71463370709837637" table:style-name="ce39">
            <text:p>71,5%</text:p>
          </table:table-cell>
          <table:table-cell office:value-type="float" office:value="66577" table:style-name="ce38">
            <text:p>66.577</text:p>
          </table:table-cell>
          <table:table-cell office:value-type="percentage" office:value="0.40266236044078335" table:style-name="ce39">
            <text:p>40,3%</text:p>
          </table:table-cell>
          <table:table-cell office:value-type="float" office:value="1872168" table:style-name="ce38">
            <text:p>1.872.168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6027130117683925" table:style-name="ce39">
            <text:p>86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647" table:style-name="ce38">
            <text:p>137.647</text:p>
          </table:table-cell>
          <table:table-cell office:value-type="percentage" office:value="1" table:style-name="ce39">
            <text:p>100,0%</text:p>
          </table:table-cell>
          <table:table-cell office:value-type="float" office:value="157863" table:style-name="ce38">
            <text:p>157.863</text:p>
          </table:table-cell>
          <table:table-cell office:value-type="percentage" office:value="0.99221877926600088" table:style-name="ce39">
            <text:p>99,2%</text:p>
          </table:table-cell>
          <table:table-cell office:value-type="float" office:value="219610" table:style-name="ce38">
            <text:p>219.610</text:p>
          </table:table-cell>
          <table:table-cell office:value-type="percentage" office:value="1" table:style-name="ce39">
            <text:p>100,0%</text:p>
          </table:table-cell>
          <table:table-cell office:value-type="float" office:value="281892" table:style-name="ce38">
            <text:p>281.892</text:p>
          </table:table-cell>
          <table:table-cell office:value-type="percentage" office:value="0.91678754252336747" table:style-name="ce39">
            <text:p>91,7%</text:p>
          </table:table-cell>
          <table:table-cell office:value-type="float" office:value="280720" table:style-name="ce38">
            <text:p>280.720</text:p>
          </table:table-cell>
          <table:table-cell office:value-type="percentage" office:value="0.84910996506404923" table:style-name="ce39">
            <text:p>84,9%</text:p>
          </table:table-cell>
          <table:table-cell office:value-type="float" office:value="194613" table:style-name="ce38">
            <text:p>194.613</text:p>
          </table:table-cell>
          <table:table-cell office:value-type="percentage" office:value="0.73190021850237497" table:style-name="ce39">
            <text:p>73,2%</text:p>
          </table:table-cell>
          <table:table-cell office:value-type="float" office:value="155406" table:style-name="ce38">
            <text:p>155.406</text:p>
          </table:table-cell>
          <table:table-cell office:value-type="percentage" office:value="0.71258064368216645" table:style-name="ce39">
            <text:p>71,3%</text:p>
          </table:table-cell>
          <table:table-cell office:value-type="float" office:value="95338" table:style-name="ce38">
            <text:p>95.338</text:p>
          </table:table-cell>
          <table:table-cell office:value-type="percentage" office:value="0.54800772538109577" table:style-name="ce39">
            <text:p>54,8%</text:p>
          </table:table-cell>
          <table:table-cell office:value-type="float" office:value="1523089" table:style-name="ce38">
            <text:p>1.523.089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84205134499199463" table:style-name="ce39">
            <text:p>84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7614" table:style-name="ce38">
            <text:p>457.614</text:p>
          </table:table-cell>
          <table:table-cell office:value-type="percentage" office:value="1" table:style-name="ce39">
            <text:p>100,0%</text:p>
          </table:table-cell>
          <table:table-cell office:value-type="float" office:value="615400" table:style-name="ce38">
            <text:p>615.400</text:p>
          </table:table-cell>
          <table:table-cell office:value-type="percentage" office:value="0.9686884141465657" table:style-name="ce39">
            <text:p>96,9%</text:p>
          </table:table-cell>
          <table:table-cell office:value-type="float" office:value="788231" table:style-name="ce38">
            <text:p>788.231</text:p>
          </table:table-cell>
          <table:table-cell office:value-type="percentage" office:value="0.94107695466962116" table:style-name="ce39">
            <text:p>94,1%</text:p>
          </table:table-cell>
          <table:table-cell office:value-type="float" office:value="994844" table:style-name="ce38">
            <text:p>994.844</text:p>
          </table:table-cell>
          <table:table-cell office:value-type="percentage" office:value="0.9112128817160966" table:style-name="ce39">
            <text:p>91,1%</text:p>
          </table:table-cell>
          <table:table-cell office:value-type="float" office:value="1077459" table:style-name="ce38">
            <text:p>1.077.459</text:p>
          </table:table-cell>
          <table:table-cell office:value-type="percentage" office:value="0.8182683946520044" table:style-name="ce39">
            <text:p>81,8%</text:p>
          </table:table-cell>
          <table:table-cell office:value-type="float" office:value="695813" table:style-name="ce38">
            <text:p>695.813</text:p>
          </table:table-cell>
          <table:table-cell office:value-type="percentage" office:value="0.66607157215991541" table:style-name="ce39">
            <text:p>66,6%</text:p>
          </table:table-cell>
          <table:table-cell office:value-type="float" office:value="534642" table:style-name="ce38">
            <text:p>534.642</text:p>
          </table:table-cell>
          <table:table-cell office:value-type="percentage" office:value="0.6372865597453915" table:style-name="ce39">
            <text:p>63,7%</text:p>
          </table:table-cell>
          <table:table-cell office:value-type="float" office:value="372815" table:style-name="ce38">
            <text:p>372.815</text:p>
          </table:table-cell>
          <table:table-cell office:value-type="percentage" office:value="0.56817177360606919" table:style-name="ce39">
            <text:p>56,8%</text:p>
          </table:table-cell>
          <table:table-cell office:value-type="float" office:value="5536818" table:style-name="ce38">
            <text:p>5.536.818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80613392425557195" table:style-name="ce39">
            <text:p>80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6394" table:style-name="ce38">
            <text:p>296.394</text:p>
          </table:table-cell>
          <table:table-cell office:value-type="percentage" office:value="1" table:style-name="ce39">
            <text:p>100,0%</text:p>
          </table:table-cell>
          <table:table-cell office:value-type="float" office:value="432724" table:style-name="ce38">
            <text:p>432.724</text:p>
          </table:table-cell>
          <table:table-cell office:value-type="percentage" office:value="0.9882657092874011" table:style-name="ce39">
            <text:p>98,8%</text:p>
          </table:table-cell>
          <table:table-cell office:value-type="float" office:value="562443" table:style-name="ce38">
            <text:p>562.443</text:p>
          </table:table-cell>
          <table:table-cell office:value-type="percentage" office:value="0.96851365871802286" table:style-name="ce39">
            <text:p>96,9%</text:p>
          </table:table-cell>
          <table:table-cell office:value-type="float" office:value="707183" table:style-name="ce38">
            <text:p>707.183</text:p>
          </table:table-cell>
          <table:table-cell office:value-type="percentage" office:value="0.93998543200227558" table:style-name="ce39">
            <text:p>94,0%</text:p>
          </table:table-cell>
          <table:table-cell office:value-type="float" office:value="734963" table:style-name="ce38">
            <text:p>734.963</text:p>
          </table:table-cell>
          <table:table-cell office:value-type="percentage" office:value="0.86304997252192373" table:style-name="ce39">
            <text:p>86,3%</text:p>
          </table:table-cell>
          <table:table-cell office:value-type="float" office:value="464045" table:style-name="ce38">
            <text:p>464.045</text:p>
          </table:table-cell>
          <table:table-cell office:value-type="percentage" office:value="0.71528102114961023" table:style-name="ce39">
            <text:p>71,5%</text:p>
          </table:table-cell>
          <table:table-cell office:value-type="float" office:value="362180" table:style-name="ce38">
            <text:p>362.180</text:p>
          </table:table-cell>
          <table:table-cell office:value-type="percentage" office:value="0.70172787265125181" table:style-name="ce39">
            <text:p>70,2%</text:p>
          </table:table-cell>
          <table:table-cell office:value-type="float" office:value="230138" table:style-name="ce38">
            <text:p>230.138</text:p>
          </table:table-cell>
          <table:table-cell office:value-type="percentage" office:value="0.54209939910159677" table:style-name="ce39">
            <text:p>54,2%</text:p>
          </table:table-cell>
          <table:table-cell office:value-type="float" office:value="3790070" table:style-name="ce38">
            <text:p>3.790.070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84440339100791606" table:style-name="ce39">
            <text:p>84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135" table:style-name="ce38">
            <text:p>78.135</text:p>
          </table:table-cell>
          <table:table-cell office:value-type="percentage" office:value="1" table:style-name="ce39">
            <text:p>100,0%</text:p>
          </table:table-cell>
          <table:table-cell office:value-type="float" office:value="95751" table:style-name="ce38">
            <text:p>95.751</text:p>
          </table:table-cell>
          <table:table-cell office:value-type="percentage" office:value="1" table:style-name="ce39">
            <text:p>100,0%</text:p>
          </table:table-cell>
          <table:table-cell office:value-type="float" office:value="131787" table:style-name="ce38">
            <text:p>131.787</text:p>
          </table:table-cell>
          <table:table-cell office:value-type="percentage" office:value="1" table:style-name="ce39">
            <text:p>100,0%</text:p>
          </table:table-cell>
          <table:table-cell office:value-type="float" office:value="159614" table:style-name="ce38">
            <text:p>159.614</text:p>
          </table:table-cell>
          <table:table-cell office:value-type="percentage" office:value="0.94325595688350983" table:style-name="ce39">
            <text:p>94,3%</text:p>
          </table:table-cell>
          <table:table-cell office:value-type="float" office:value="143671" table:style-name="ce38">
            <text:p>143.671</text:p>
          </table:table-cell>
          <table:table-cell office:value-type="percentage" office:value="0.90079250630117746" table:style-name="ce39">
            <text:p>90,1%</text:p>
          </table:table-cell>
          <table:table-cell office:value-type="float" office:value="108049" table:style-name="ce38">
            <text:p>108.049</text:p>
          </table:table-cell>
          <table:table-cell office:value-type="percentage" office:value="0.80948313966991059" table:style-name="ce39">
            <text:p>80,9%</text:p>
          </table:table-cell>
          <table:table-cell office:value-type="float" office:value="81676" table:style-name="ce38">
            <text:p>81.676</text:p>
          </table:table-cell>
          <table:table-cell office:value-type="percentage" office:value="0.72075538298623365" table:style-name="ce39">
            <text:p>72,1%</text:p>
          </table:table-cell>
          <table:table-cell office:value-type="float" office:value="40340" table:style-name="ce38">
            <text:p>40.340</text:p>
          </table:table-cell>
          <table:table-cell office:value-type="percentage" office:value="0.47598820058997049" table:style-name="ce39">
            <text:p>47,6%</text:p>
          </table:table-cell>
          <table:table-cell office:value-type="float" office:value="839023" table:style-name="ce38">
            <text:p>839.023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87999836381428453" table:style-name="ce39">
            <text:p>88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621" table:style-name="ce38">
            <text:p>241.621</text:p>
          </table:table-cell>
          <table:table-cell office:value-type="percentage" office:value="1" table:style-name="ce39">
            <text:p>100,0%</text:p>
          </table:table-cell>
          <table:table-cell office:value-type="float" office:value="290247" table:style-name="ce38">
            <text:p>290.247</text:p>
          </table:table-cell>
          <table:table-cell office:value-type="percentage" office:value="1" table:style-name="ce39">
            <text:p>100,0%</text:p>
          </table:table-cell>
          <table:table-cell office:value-type="float" office:value="341290" table:style-name="ce38">
            <text:p>341.290</text:p>
          </table:table-cell>
          <table:table-cell office:value-type="percentage" office:value="0.98375162498162438" table:style-name="ce39">
            <text:p>98,4%</text:p>
          </table:table-cell>
          <table:table-cell office:value-type="float" office:value="384783" table:style-name="ce38">
            <text:p>384.783</text:p>
          </table:table-cell>
          <table:table-cell office:value-type="percentage" office:value="0.94800056172993108" table:style-name="ce39">
            <text:p>94,8%</text:p>
          </table:table-cell>
          <table:table-cell office:value-type="float" office:value="396658" table:style-name="ce38">
            <text:p>396.658</text:p>
          </table:table-cell>
          <table:table-cell office:value-type="percentage" office:value="0.89494405725360482" table:style-name="ce39">
            <text:p>89,5%</text:p>
          </table:table-cell>
          <table:table-cell office:value-type="float" office:value="245562" table:style-name="ce38">
            <text:p>245.562</text:p>
          </table:table-cell>
          <table:table-cell office:value-type="percentage" office:value="0.75929476079750657" table:style-name="ce39">
            <text:p>75,9%</text:p>
          </table:table-cell>
          <table:table-cell office:value-type="float" office:value="173659" table:style-name="ce38">
            <text:p>173.659</text:p>
          </table:table-cell>
          <table:table-cell office:value-type="percentage" office:value="0.75183240179928224" table:style-name="ce39">
            <text:p>75,2%</text:p>
          </table:table-cell>
          <table:table-cell office:value-type="float" office:value="43235" table:style-name="ce38">
            <text:p>43.235</text:p>
          </table:table-cell>
          <table:table-cell office:value-type="percentage" office:value="0.24018510391262562" table:style-name="ce39">
            <text:p>24,0%</text:p>
          </table:table-cell>
          <table:table-cell office:value-type="float" office:value="2117055" table:style-name="ce38">
            <text:p>2.117.055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86252091569066902" table:style-name="ce39">
            <text:p>86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30" table:style-name="ce38">
            <text:p>23.330</text:p>
          </table:table-cell>
          <table:table-cell office:value-type="percentage" office:value="1" table:style-name="ce39">
            <text:p>100,0%</text:p>
          </table:table-cell>
          <table:table-cell office:value-type="float" office:value="28586" table:style-name="ce38">
            <text:p>28.586</text:p>
          </table:table-cell>
          <table:table-cell office:value-type="percentage" office:value="1" table:style-name="ce39">
            <text:p>100,0%</text:p>
          </table:table-cell>
          <table:table-cell office:value-type="float" office:value="37633" table:style-name="ce38">
            <text:p>37.633</text:p>
          </table:table-cell>
          <table:table-cell office:value-type="percentage" office:value="0.99774643406331198" table:style-name="ce39">
            <text:p>99,8%</text:p>
          </table:table-cell>
          <table:table-cell office:value-type="float" office:value="44602" table:style-name="ce38">
            <text:p>44.602</text:p>
          </table:table-cell>
          <table:table-cell office:value-type="percentage" office:value="0.93575864384021479" table:style-name="ce39">
            <text:p>93,6%</text:p>
          </table:table-cell>
          <table:table-cell office:value-type="float" office:value="46006" table:style-name="ce38">
            <text:p>46.006</text:p>
          </table:table-cell>
          <table:table-cell office:value-type="percentage" office:value="0.86890664249154814" table:style-name="ce39">
            <text:p>86,9%</text:p>
          </table:table-cell>
          <table:table-cell office:value-type="float" office:value="28277" table:style-name="ce38">
            <text:p>28.277</text:p>
          </table:table-cell>
          <table:table-cell office:value-type="percentage" office:value="0.71916884966555605" table:style-name="ce39">
            <text:p>71,9%</text:p>
          </table:table-cell>
          <table:table-cell office:value-type="float" office:value="19293" table:style-name="ce38">
            <text:p>19.293</text:p>
          </table:table-cell>
          <table:table-cell office:value-type="percentage" office:value="0.63342964081686259" table:style-name="ce39">
            <text:p>63,3%</text:p>
          </table:table-cell>
          <table:table-cell office:value-type="float" office:value="12179" table:style-name="ce38">
            <text:p>12.179</text:p>
          </table:table-cell>
          <table:table-cell office:value-type="percentage" office:value="0.47700924330252231" table:style-name="ce39">
            <text:p>47,7%</text:p>
          </table:table-cell>
          <table:table-cell office:value-type="float" office:value="239906" table:style-name="ce38">
            <text:p>239.906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84482867908581893" table:style-name="ce39">
            <text:p>84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2969" table:style-name="ce38">
            <text:p>372.969</text:p>
          </table:table-cell>
          <table:table-cell office:value-type="percentage" office:value="1" table:style-name="ce39">
            <text:p>100,0%</text:p>
          </table:table-cell>
          <table:table-cell office:value-type="float" office:value="508958" table:style-name="ce38">
            <text:p>508.958</text:p>
          </table:table-cell>
          <table:table-cell office:value-type="percentage" office:value="0.96745178023916467" table:style-name="ce39">
            <text:p>96,7%</text:p>
          </table:table-cell>
          <table:table-cell office:value-type="float" office:value="681008" table:style-name="ce38">
            <text:p>681.008</text:p>
          </table:table-cell>
          <table:table-cell office:value-type="percentage" office:value="0.96827204570304115" table:style-name="ce39">
            <text:p>96,8%</text:p>
          </table:table-cell>
          <table:table-cell office:value-type="float" office:value="922796" table:style-name="ce38">
            <text:p>922.796</text:p>
          </table:table-cell>
          <table:table-cell office:value-type="percentage" office:value="0.94861443919147437" table:style-name="ce39">
            <text:p>94,9%</text:p>
          </table:table-cell>
          <table:table-cell office:value-type="float" office:value="991503" table:style-name="ce38">
            <text:p>991.503</text:p>
          </table:table-cell>
          <table:table-cell office:value-type="percentage" office:value="0.85036677584605447" table:style-name="ce39">
            <text:p>85,0%</text:p>
          </table:table-cell>
          <table:table-cell office:value-type="float" office:value="679614" table:style-name="ce38">
            <text:p>679.614</text:p>
          </table:table-cell>
          <table:table-cell office:value-type="percentage" office:value="0.71565435322859183" table:style-name="ce39">
            <text:p>71,6%</text:p>
          </table:table-cell>
          <table:table-cell office:value-type="float" office:value="507714" table:style-name="ce38">
            <text:p>507.714</text:p>
          </table:table-cell>
          <table:table-cell office:value-type="percentage" office:value="0.68381292299404017" table:style-name="ce39">
            <text:p>68,4%</text:p>
          </table:table-cell>
          <table:table-cell office:value-type="float" office:value="250205" table:style-name="ce38">
            <text:p>250.205</text:p>
          </table:table-cell>
          <table:table-cell office:value-type="percentage" office:value="0.45200725509536765" table:style-name="ce39">
            <text:p>45,2%</text:p>
          </table:table-cell>
          <table:table-cell office:value-type="float" office:value="4914767" table:style-name="ce38">
            <text:p>4.914.767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82215101965778492" table:style-name="ce39">
            <text:p>82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698" table:style-name="ce38">
            <text:p>73.698</text:p>
          </table:table-cell>
          <table:table-cell office:value-type="percentage" office:value="1" table:style-name="ce39">
            <text:p>100,0%</text:p>
          </table:table-cell>
          <table:table-cell office:value-type="float" office:value="102546" table:style-name="ce38">
            <text:p>102.546</text:p>
          </table:table-cell>
          <table:table-cell office:value-type="percentage" office:value="0.99656945159816912" table:style-name="ce39">
            <text:p>99,7%</text:p>
          </table:table-cell>
          <table:table-cell office:value-type="float" office:value="145844" table:style-name="ce38">
            <text:p>145.844</text:p>
          </table:table-cell>
          <table:table-cell office:value-type="percentage" office:value="0.99275061432587519" table:style-name="ce39">
            <text:p>99,3%</text:p>
          </table:table-cell>
          <table:table-cell office:value-type="float" office:value="203459" table:style-name="ce38">
            <text:p>203.459</text:p>
          </table:table-cell>
          <table:table-cell office:value-type="percentage" office:value="0.95405990921709116" table:style-name="ce39">
            <text:p>95,4%</text:p>
          </table:table-cell>
          <table:table-cell office:value-type="float" office:value="223400" table:style-name="ce38">
            <text:p>223.400</text:p>
          </table:table-cell>
          <table:table-cell office:value-type="percentage" office:value="0.87898424989278279" table:style-name="ce39">
            <text:p>87,9%</text:p>
          </table:table-cell>
          <table:table-cell office:value-type="float" office:value="153065" table:style-name="ce38">
            <text:p>153.065</text:p>
          </table:table-cell>
          <table:table-cell office:value-type="percentage" office:value="0.7323579087381521" table:style-name="ce39">
            <text:p>73,2%</text:p>
          </table:table-cell>
          <table:table-cell office:value-type="float" office:value="123396" table:style-name="ce38">
            <text:p>123.396</text:p>
          </table:table-cell>
          <table:table-cell office:value-type="percentage" office:value="0.71638567646649021" table:style-name="ce39">
            <text:p>71,6%</text:p>
          </table:table-cell>
          <table:table-cell office:value-type="float" office:value="91367" table:style-name="ce38">
            <text:p>91.367</text:p>
          </table:table-cell>
          <table:table-cell office:value-type="percentage" office:value="0.64391024285734422" table:style-name="ce39">
            <text:p>64,4%</text:p>
          </table:table-cell>
          <table:table-cell office:value-type="float" office:value="1116775" table:style-name="ce38">
            <text:p>1.116.775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5241085474267198" table:style-name="ce39">
            <text:p>85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33" table:style-name="ce38">
            <text:p>42.433</text:p>
          </table:table-cell>
          <table:table-cell office:value-type="percentage" office:value="1" table:style-name="ce39">
            <text:p>100,0%</text:p>
          </table:table-cell>
          <table:table-cell office:value-type="float" office:value="55766" table:style-name="ce38">
            <text:p>55.766</text:p>
          </table:table-cell>
          <table:table-cell office:value-type="percentage" office:value="0.99953398336679089" table:style-name="ce39">
            <text:p>100,0%</text:p>
          </table:table-cell>
          <table:table-cell office:value-type="float" office:value="71198" table:style-name="ce38">
            <text:p>71.198</text:p>
          </table:table-cell>
          <table:table-cell office:value-type="percentage" office:value="0.9641677048913927" table:style-name="ce39">
            <text:p>96,4%</text:p>
          </table:table-cell>
          <table:table-cell office:value-type="float" office:value="89687" table:style-name="ce38">
            <text:p>89.687</text:p>
          </table:table-cell>
          <table:table-cell office:value-type="percentage" office:value="0.92753428340951871" table:style-name="ce39">
            <text:p>92,8%</text:p>
          </table:table-cell>
          <table:table-cell office:value-type="float" office:value="92120" table:style-name="ce38">
            <text:p>92.120</text:p>
          </table:table-cell>
          <table:table-cell office:value-type="percentage" office:value="0.85294716764504364" table:style-name="ce39">
            <text:p>85,3%</text:p>
          </table:table-cell>
          <table:table-cell office:value-type="float" office:value="59066" table:style-name="ce38">
            <text:p>59.066</text:p>
          </table:table-cell>
          <table:table-cell office:value-type="percentage" office:value="0.72615286263999701" table:style-name="ce39">
            <text:p>72,6%</text:p>
          </table:table-cell>
          <table:table-cell office:value-type="float" office:value="47911" table:style-name="ce38">
            <text:p>47.911</text:p>
          </table:table-cell>
          <table:table-cell office:value-type="percentage" office:value="0.70326008777723958" table:style-name="ce39">
            <text:p>70,3%</text:p>
          </table:table-cell>
          <table:table-cell office:value-type="float" office:value="34963" table:style-name="ce38">
            <text:p>34.963</text:p>
          </table:table-cell>
          <table:table-cell office:value-type="percentage" office:value="0.62004327161807482" table:style-name="ce39">
            <text:p>62,0%</text:p>
          </table:table-cell>
          <table:table-cell office:value-type="float" office:value="493144" table:style-name="ce38">
            <text:p>493.144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84826800882078734" table:style-name="ce39">
            <text:p>84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836" table:style-name="ce38">
            <text:p>163.836</text:p>
          </table:table-cell>
          <table:table-cell office:value-type="percentage" office:value="1" table:style-name="ce39">
            <text:p>100,0%</text:p>
          </table:table-cell>
          <table:table-cell office:value-type="float" office:value="213217" table:style-name="ce38">
            <text:p>213.217</text:p>
          </table:table-cell>
          <table:table-cell office:value-type="percentage" office:value="1" table:style-name="ce39">
            <text:p>100,0%</text:p>
          </table:table-cell>
          <table:table-cell office:value-type="float" office:value="275346" table:style-name="ce38">
            <text:p>275.346</text:p>
          </table:table-cell>
          <table:table-cell office:value-type="percentage" office:value="0.9829608130830112" table:style-name="ce39">
            <text:p>98,3%</text:p>
          </table:table-cell>
          <table:table-cell office:value-type="float" office:value="314915" table:style-name="ce38">
            <text:p>314.915</text:p>
          </table:table-cell>
          <table:table-cell office:value-type="percentage" office:value="0.92628324857269762" table:style-name="ce39">
            <text:p>92,6%</text:p>
          </table:table-cell>
          <table:table-cell office:value-type="float" office:value="307137" table:style-name="ce38">
            <text:p>307.137</text:p>
          </table:table-cell>
          <table:table-cell office:value-type="percentage" office:value="0.84813314445245258" table:style-name="ce39">
            <text:p>84,8%</text:p>
          </table:table-cell>
          <table:table-cell office:value-type="float" office:value="180872" table:style-name="ce38">
            <text:p>180.872</text:p>
          </table:table-cell>
          <table:table-cell office:value-type="percentage" office:value="0.69421170401814669" table:style-name="ce39">
            <text:p>69,4%</text:p>
          </table:table-cell>
          <table:table-cell office:value-type="float" office:value="122947" table:style-name="ce38">
            <text:p>122.947</text:p>
          </table:table-cell>
          <table:table-cell office:value-type="percentage" office:value="0.61005587146585682" table:style-name="ce39">
            <text:p>61,0%</text:p>
          </table:table-cell>
          <table:table-cell office:value-type="float" office:value="74995" table:style-name="ce38">
            <text:p>74.995</text:p>
          </table:table-cell>
          <table:table-cell office:value-type="percentage" office:value="0.44479437267950134" table:style-name="ce39">
            <text:p>44,5%</text:p>
          </table:table-cell>
          <table:table-cell office:value-type="float" office:value="1653265" table:style-name="ce38">
            <text:p>1.653.265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83332283235959903" table:style-name="ce39">
            <text:p>83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82" table:style-name="ce38">
            <text:p>2.382</text:p>
          </table:table-cell>
          <table:table-cell office:value-type="percentage" office:value="0.91439539347408827" table:style-name="ce39">
            <text:p>91,4%</text:p>
          </table:table-cell>
          <table:table-cell office:value-type="float" office:value="3860" table:style-name="ce38">
            <text:p>3.860</text:p>
          </table:table-cell>
          <table:table-cell office:value-type="percentage" office:value="0.89393237610004628" table:style-name="ce39">
            <text:p>89,4%</text:p>
          </table:table-cell>
          <table:table-cell office:value-type="float" office:value="7501" table:style-name="ce38">
            <text:p>7.501</text:p>
          </table:table-cell>
          <table:table-cell office:value-type="percentage" office:value="0.95469008527427768" table:style-name="ce39">
            <text:p>95,5%</text:p>
          </table:table-cell>
          <table:table-cell office:value-type="float" office:value="10213" table:style-name="ce38">
            <text:p>10.213</text:p>
          </table:table-cell>
          <table:table-cell office:value-type="percentage" office:value="0.88378331602630666" table:style-name="ce39">
            <text:p>88,4%</text:p>
          </table:table-cell>
          <table:table-cell office:value-type="float" office:value="10552" table:style-name="ce38">
            <text:p>10.552</text:p>
          </table:table-cell>
          <table:table-cell office:value-type="percentage" office:value="0.83467805726941935" table:style-name="ce39">
            <text:p>83,5%</text:p>
          </table:table-cell>
          <table:table-cell office:value-type="float" office:value="8315" table:style-name="ce38">
            <text:p>8.315</text:p>
          </table:table-cell>
          <table:table-cell office:value-type="percentage" office:value="0.69909197914915078" table:style-name="ce39">
            <text:p>69,9%</text:p>
          </table:table-cell>
          <table:table-cell office:value-type="float" office:value="7685" table:style-name="ce38">
            <text:p>7.685</text:p>
          </table:table-cell>
          <table:table-cell office:value-type="percentage" office:value="0.70073857937448714" table:style-name="ce39">
            <text:p>70,1%</text:p>
          </table:table-cell>
          <table:table-cell office:value-type="float" office:value="5514" table:style-name="ce38">
            <text:p>5.514</text:p>
          </table:table-cell>
          <table:table-cell office:value-type="percentage" office:value="0.60420775805391191" table:style-name="ce39">
            <text:p>60,4%</text:p>
          </table:table-cell>
          <table:table-cell office:value-type="float" office:value="56022" table:style-name="ce38">
            <text:p>56.022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8943140984992599" table:style-name="ce39">
            <text:p>78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96" table:style-name="ce38">
            <text:p>1.996</text:p>
          </table:table-cell>
          <table:table-cell office:value-type="percentage" office:value="0.8497232865048957" table:style-name="ce39">
            <text:p>85,0%</text:p>
          </table:table-cell>
          <table:table-cell office:value-type="float" office:value="3282" table:style-name="ce38">
            <text:p>3.282</text:p>
          </table:table-cell>
          <table:table-cell office:value-type="percentage" office:value="0.87566702241195304" table:style-name="ce39">
            <text:p>87,6%</text:p>
          </table:table-cell>
          <table:table-cell office:value-type="float" office:value="6992" table:style-name="ce38">
            <text:p>6.992</text:p>
          </table:table-cell>
          <table:table-cell office:value-type="percentage" office:value="0.89331800178868026" table:style-name="ce39">
            <text:p>89,3%</text:p>
          </table:table-cell>
          <table:table-cell office:value-type="float" office:value="9385" table:style-name="ce38">
            <text:p>9.385</text:p>
          </table:table-cell>
          <table:table-cell office:value-type="percentage" office:value="0.83060447827241346" table:style-name="ce39">
            <text:p>83,1%</text:p>
          </table:table-cell>
          <table:table-cell office:value-type="float" office:value="9608" table:style-name="ce38">
            <text:p>9.608</text:p>
          </table:table-cell>
          <table:table-cell office:value-type="percentage" office:value="0.80053324445925678" table:style-name="ce39">
            <text:p>80,1%</text:p>
          </table:table-cell>
          <table:table-cell office:value-type="float" office:value="7953" table:style-name="ce38">
            <text:p>7.953</text:p>
          </table:table-cell>
          <table:table-cell office:value-type="percentage" office:value="0.6554850407978241" table:style-name="ce39">
            <text:p>65,5%</text:p>
          </table:table-cell>
          <table:table-cell office:value-type="float" office:value="7551" table:style-name="ce38">
            <text:p>7.551</text:p>
          </table:table-cell>
          <table:table-cell office:value-type="percentage" office:value="0.62951229679032927" table:style-name="ce39">
            <text:p>63,0%</text:p>
          </table:table-cell>
          <table:table-cell office:value-type="float" office:value="5628" table:style-name="ce38">
            <text:p>5.628</text:p>
          </table:table-cell>
          <table:table-cell office:value-type="percentage" office:value="0.58784207227908924" table:style-name="ce39">
            <text:p>58,8%</text:p>
          </table:table-cell>
          <table:table-cell office:value-type="float" office:value="52395" table:style-name="ce38">
            <text:p>52.395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3871727268882093" table:style-name="ce39">
            <text:p>73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507" table:style-name="ce38">
            <text:p>3.507</text:p>
          </table:table-cell>
          <table:table-cell office:value-type="string" table:style-name="ce39">
            <text:p>-</text:p>
          </table:table-cell>
          <table:table-cell office:value-type="float" office:value="9463" table:style-name="ce38">
            <text:p>9.463</text:p>
          </table:table-cell>
          <table:table-cell office:value-type="string" table:style-name="ce39">
            <text:p>-</text:p>
          </table:table-cell>
          <table:table-cell office:value-type="float" office:value="21829" table:style-name="ce38">
            <text:p>21.829</text:p>
          </table:table-cell>
          <table:table-cell office:value-type="string" table:style-name="ce39">
            <text:p>-</text:p>
          </table:table-cell>
          <table:table-cell office:value-type="float" office:value="31400" table:style-name="ce38">
            <text:p>31.400</text:p>
          </table:table-cell>
          <table:table-cell office:value-type="string" table:style-name="ce39">
            <text:p>-</text:p>
          </table:table-cell>
          <table:table-cell office:value-type="float" office:value="24041" table:style-name="ce38">
            <text:p>24.041</text:p>
          </table:table-cell>
          <table:table-cell office:value-type="string" table:style-name="ce39">
            <text:p>-</text:p>
          </table:table-cell>
          <table:table-cell office:value-type="float" office:value="952" table:style-name="ce38">
            <text:p>952</text:p>
          </table:table-cell>
          <table:table-cell office:value-type="string" table:style-name="ce39">
            <text:p>-</text:p>
          </table:table-cell>
          <table:table-cell office:value-type="float" office:value="91242" table:style-name="ce38">
            <text:p>91.242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21" table:style-name="ce41">
            <text:p>21</text:p>
          </table:table-cell>
          <table:table-cell office:value-type="string" table:style-name="ce42">
            <text:p>-</text:p>
          </table:table-cell>
          <table:table-cell office:value-type="float" office:value="22" table:style-name="ce41">
            <text:p>22</text:p>
          </table:table-cell>
          <table:table-cell office:value-type="string" table:style-name="ce42">
            <text:p>-</text:p>
          </table:table-cell>
          <table:table-cell office:value-type="float" office:value="160" table:style-name="ce41">
            <text:p>160</text:p>
          </table:table-cell>
          <table:table-cell office:value-type="string" table:style-name="ce42">
            <text:p>-</text:p>
          </table:table-cell>
          <table:table-cell office:value-type="float" office:value="459" table:style-name="ce41">
            <text:p>459</text:p>
          </table:table-cell>
          <table:table-cell office:value-type="string" table:style-name="ce42">
            <text:p>-</text:p>
          </table:table-cell>
          <table:table-cell office:value-type="float" office:value="885" table:style-name="ce41">
            <text:p>885</text:p>
          </table:table-cell>
          <table:table-cell office:value-type="string" table:style-name="ce42">
            <text:p>-</text:p>
          </table:table-cell>
          <table:table-cell office:value-type="float" office:value="990" table:style-name="ce41">
            <text:p>990</text:p>
          </table:table-cell>
          <table:table-cell office:value-type="string" table:style-name="ce42">
            <text:p>-</text:p>
          </table:table-cell>
          <table:table-cell office:value-type="float" office:value="896" table:style-name="ce41">
            <text:p>896</text:p>
          </table:table-cell>
          <table:table-cell office:value-type="string" table:style-name="ce42">
            <text:p>-</text:p>
          </table:table-cell>
          <table:table-cell office:value-type="float" office:value="128" table:style-name="ce41">
            <text:p>128</text:p>
          </table:table-cell>
          <table:table-cell office:value-type="string" table:style-name="ce42">
            <text:p>-</text:p>
          </table:table-cell>
          <table:table-cell office:value-type="float" office:value="3561" table:style-name="ce41">
            <text:p>3.561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9750" table:style-name="ce45">
            <text:p>2.929.750</text:p>
          </table:table-cell>
          <table:table-cell office:value-type="percentage" office:value="1" table:style-name="ce46">
            <text:p>100,0%</text:p>
          </table:table-cell>
          <table:table-cell office:value-type="float" office:value="3926755" table:style-name="ce45">
            <text:p>3.926.755</text:p>
          </table:table-cell>
          <table:table-cell office:value-type="percentage" office:value="0.99159352987150395" table:style-name="ce46">
            <text:p>99,2%</text:p>
          </table:table-cell>
          <table:table-cell office:value-type="float" office:value="5208971" table:style-name="ce45">
            <text:p>5.208.971</text:p>
          </table:table-cell>
          <table:table-cell office:value-type="percentage" office:value="0.97601361517530683" table:style-name="ce46">
            <text:p>97,6%</text:p>
          </table:table-cell>
          <table:table-cell office:value-type="float" office:value="6540188" table:style-name="ce45">
            <text:p>6.540.188</text:p>
          </table:table-cell>
          <table:table-cell office:value-type="percentage" office:value="0.92988816354641757" table:style-name="ce46">
            <text:p>93,0%</text:p>
          </table:table-cell>
          <table:table-cell office:value-type="float" office:value="6722666" table:style-name="ce45">
            <text:p>6.722.666</text:p>
          </table:table-cell>
          <table:table-cell office:value-type="percentage" office:value="0.85186138362188202" table:style-name="ce46">
            <text:p>85,2%</text:p>
          </table:table-cell>
          <table:table-cell office:value-type="float" office:value="4490761" table:style-name="ce45">
            <text:p>4.490.761</text:p>
          </table:table-cell>
          <table:table-cell office:value-type="percentage" office:value="0.72078178570471285" table:style-name="ce46">
            <text:p>72,1%</text:p>
          </table:table-cell>
          <table:table-cell office:value-type="float" office:value="3407984" table:style-name="ce45">
            <text:p>3.407.984</text:p>
          </table:table-cell>
          <table:table-cell office:value-type="percentage" office:value="0.68922793165933216" table:style-name="ce46">
            <text:p>68,9%</text:p>
          </table:table-cell>
          <table:table-cell office:value-type="float" office:value="2042201" table:style-name="ce45">
            <text:p>2.042.201</text:p>
          </table:table-cell>
          <table:table-cell office:value-type="percentage" office:value="0.52516479859777832" table:style-name="ce46">
            <text:p>52,5%</text:p>
          </table:table-cell>
          <table:table-cell office:value-type="float" office:value="35269276" table:style-name="ce45">
            <text:p>35.269.276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83735567100026309" table:style-name="ce46">
            <text:p>83,7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6049" table:style-name="ce35">
            <text:p>426.049</text:p>
          </table:table-cell>
          <table:table-cell office:value-type="percentage" office:value="1" table:style-name="ce36">
            <text:p>100,0%</text:p>
          </table:table-cell>
          <table:table-cell office:value-type="float" office:value="645253" table:style-name="ce35">
            <text:p>645.253</text:p>
          </table:table-cell>
          <table:table-cell office:value-type="percentage" office:value="0.99211539082476274" table:style-name="ce36">
            <text:p>99,2%</text:p>
          </table:table-cell>
          <table:table-cell office:value-type="float" office:value="865703" table:style-name="ce35">
            <text:p>865.703</text:p>
          </table:table-cell>
          <table:table-cell office:value-type="percentage" office:value="0.94493896721814297" table:style-name="ce36">
            <text:p>94,5%</text:p>
          </table:table-cell>
          <table:table-cell office:value-type="float" office:value="1121616" table:style-name="ce35">
            <text:p>1.121.616</text:p>
          </table:table-cell>
          <table:table-cell office:value-type="percentage" office:value="0.88663824553110182" table:style-name="ce36">
            <text:p>88,7%</text:p>
          </table:table-cell>
          <table:table-cell office:value-type="float" office:value="1119483" table:style-name="ce35">
            <text:p>1.119.483</text:p>
          </table:table-cell>
          <table:table-cell office:value-type="percentage" office:value="0.80822444939550098" table:style-name="ce36">
            <text:p>80,8%</text:p>
          </table:table-cell>
          <table:table-cell office:value-type="float" office:value="701962" table:style-name="ce35">
            <text:p>701.962</text:p>
          </table:table-cell>
          <table:table-cell office:value-type="percentage" office:value="0.61563895293615167" table:style-name="ce36">
            <text:p>61,6%</text:p>
          </table:table-cell>
          <table:table-cell office:value-type="float" office:value="350571" table:style-name="ce35">
            <text:p>350.571</text:p>
          </table:table-cell>
          <table:table-cell office:value-type="percentage" office:value="0.37749711415871268" table:style-name="ce36">
            <text:p>37,7%</text:p>
          </table:table-cell>
          <table:table-cell office:value-type="float" office:value="26683" table:style-name="ce35">
            <text:p>26.683</text:p>
          </table:table-cell>
          <table:table-cell office:value-type="percentage" office:value="3.5439968017298283E-2" table:style-name="ce36">
            <text:p>3,5%</text:p>
          </table:table-cell>
          <table:table-cell office:value-type="float" office:value="5257320" table:style-name="ce35">
            <text:p>5.257.320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70549351010973604" table:style-name="ce36">
            <text:p>70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339" table:style-name="ce38">
            <text:p>99.339</text:p>
          </table:table-cell>
          <table:table-cell office:value-type="percentage" office:value="1" table:style-name="ce39">
            <text:p>100,0%</text:p>
          </table:table-cell>
          <table:table-cell office:value-type="float" office:value="117816" table:style-name="ce38">
            <text:p>117.816</text:p>
          </table:table-cell>
          <table:table-cell office:value-type="percentage" office:value="0.99042495061157576" table:style-name="ce39">
            <text:p>99,0%</text:p>
          </table:table-cell>
          <table:table-cell office:value-type="float" office:value="147288" table:style-name="ce38">
            <text:p>147.288</text:p>
          </table:table-cell>
          <table:table-cell office:value-type="percentage" office:value="0.94193787691776398" table:style-name="ce39">
            <text:p>94,2%</text:p>
          </table:table-cell>
          <table:table-cell office:value-type="float" office:value="177204" table:style-name="ce38">
            <text:p>177.204</text:p>
          </table:table-cell>
          <table:table-cell office:value-type="percentage" office:value="0.89376897703085756" table:style-name="ce39">
            <text:p>89,4%</text:p>
          </table:table-cell>
          <table:table-cell office:value-type="float" office:value="174068" table:style-name="ce38">
            <text:p>174.068</text:p>
          </table:table-cell>
          <table:table-cell office:value-type="percentage" office:value="0.80983330464355663" table:style-name="ce39">
            <text:p>81,0%</text:p>
          </table:table-cell>
          <table:table-cell office:value-type="float" office:value="102238" table:style-name="ce38">
            <text:p>102.238</text:p>
          </table:table-cell>
          <table:table-cell office:value-type="percentage" office:value="0.62231717857881985" table:style-name="ce39">
            <text:p>62,2%</text:p>
          </table:table-cell>
          <table:table-cell office:value-type="float" office:value="62676" table:style-name="ce38">
            <text:p>62.676</text:p>
          </table:table-cell>
          <table:table-cell office:value-type="percentage" office:value="0.48064048588584446" table:style-name="ce39">
            <text:p>48,1%</text:p>
          </table:table-cell>
          <table:table-cell office:value-type="float" office:value="20667" table:style-name="ce38">
            <text:p>20.667</text:p>
          </table:table-cell>
          <table:table-cell office:value-type="percentage" office:value="0.20043837104423473" table:style-name="ce39">
            <text:p>20,0%</text:p>
          </table:table-cell>
          <table:table-cell office:value-type="float" office:value="901296" table:style-name="ce38">
            <text:p>901.296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7605013441518006" table:style-name="ce39">
            <text:p>76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753" table:style-name="ce38">
            <text:p>87.753</text:p>
          </table:table-cell>
          <table:table-cell office:value-type="percentage" office:value="0.99916881105822875" table:style-name="ce39">
            <text:p>99,9%</text:p>
          </table:table-cell>
          <table:table-cell office:value-type="float" office:value="113446" table:style-name="ce38">
            <text:p>113.446</text:p>
          </table:table-cell>
          <table:table-cell office:value-type="percentage" office:value="1" table:style-name="ce39">
            <text:p>100,0%</text:p>
          </table:table-cell>
          <table:table-cell office:value-type="float" office:value="142807" table:style-name="ce38">
            <text:p>142.807</text:p>
          </table:table-cell>
          <table:table-cell office:value-type="percentage" office:value="0.95426055114532382" table:style-name="ce39">
            <text:p>95,4%</text:p>
          </table:table-cell>
          <table:table-cell office:value-type="float" office:value="145992" table:style-name="ce38">
            <text:p>145.992</text:p>
          </table:table-cell>
          <table:table-cell office:value-type="percentage" office:value="0.89761136216914139" table:style-name="ce39">
            <text:p>89,8%</text:p>
          </table:table-cell>
          <table:table-cell office:value-type="float" office:value="140512" table:style-name="ce38">
            <text:p>140.512</text:p>
          </table:table-cell>
          <table:table-cell office:value-type="percentage" office:value="0.84142449084692172" table:style-name="ce39">
            <text:p>84,1%</text:p>
          </table:table-cell>
          <table:table-cell office:value-type="float" office:value="74304" table:style-name="ce38">
            <text:p>74.304</text:p>
          </table:table-cell>
          <table:table-cell office:value-type="percentage" office:value="0.64922106403613777" table:style-name="ce39">
            <text:p>64,9%</text:p>
          </table:table-cell>
          <table:table-cell office:value-type="float" office:value="34745" table:style-name="ce38">
            <text:p>34.745</text:p>
          </table:table-cell>
          <table:table-cell office:value-type="percentage" office:value="0.43919303257448394" table:style-name="ce39">
            <text:p>43,9%</text:p>
          </table:table-cell>
          <table:table-cell office:value-type="float" office:value="4560" table:style-name="ce38">
            <text:p>4.560</text:p>
          </table:table-cell>
          <table:table-cell office:value-type="percentage" office:value="7.1249999999999994E-2" table:style-name="ce39">
            <text:p>7,1%</text:p>
          </table:table-cell>
          <table:table-cell office:value-type="float" office:value="744119" table:style-name="ce38">
            <text:p>744.119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9676355860789971" table:style-name="ce39">
            <text:p>79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397" table:style-name="ce38">
            <text:p>50.397</text:p>
          </table:table-cell>
          <table:table-cell office:value-type="percentage" office:value="1" table:style-name="ce39">
            <text:p>100,0%</text:p>
          </table:table-cell>
          <table:table-cell office:value-type="float" office:value="77889" table:style-name="ce38">
            <text:p>77.889</text:p>
          </table:table-cell>
          <table:table-cell office:value-type="percentage" office:value="0.96737294450792388" table:style-name="ce39">
            <text:p>96,7%</text:p>
          </table:table-cell>
          <table:table-cell office:value-type="float" office:value="104015" table:style-name="ce38">
            <text:p>104.015</text:p>
          </table:table-cell>
          <table:table-cell office:value-type="percentage" office:value="0.88726531378219076" table:style-name="ce39">
            <text:p>88,7%</text:p>
          </table:table-cell>
          <table:table-cell office:value-type="float" office:value="141035" table:style-name="ce38">
            <text:p>141.035</text:p>
          </table:table-cell>
          <table:table-cell office:value-type="percentage" office:value="0.85064868483748202" table:style-name="ce39">
            <text:p>85,1%</text:p>
          </table:table-cell>
          <table:table-cell office:value-type="float" office:value="150345" table:style-name="ce38">
            <text:p>150.345</text:p>
          </table:table-cell>
          <table:table-cell office:value-type="percentage" office:value="0.72922123275711537" table:style-name="ce39">
            <text:p>72,9%</text:p>
          </table:table-cell>
          <table:table-cell office:value-type="float" office:value="95690" table:style-name="ce38">
            <text:p>95.690</text:p>
          </table:table-cell>
          <table:table-cell office:value-type="percentage" office:value="0.52522957181357621" table:style-name="ce39">
            <text:p>52,5%</text:p>
          </table:table-cell>
          <table:table-cell office:value-type="float" office:value="67091" table:style-name="ce38">
            <text:p>67.091</text:p>
          </table:table-cell>
          <table:table-cell office:value-type="percentage" office:value="0.48637108349886182" table:style-name="ce39">
            <text:p>48,6%</text:p>
          </table:table-cell>
          <table:table-cell office:value-type="float" office:value="35921" table:style-name="ce38">
            <text:p>35.921</text:p>
          </table:table-cell>
          <table:table-cell office:value-type="percentage" office:value="0.3762149141181399" table:style-name="ce39">
            <text:p>37,6%</text:p>
          </table:table-cell>
          <table:table-cell office:value-type="float" office:value="722383" table:style-name="ce38">
            <text:p>722.383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69804428974931076" table:style-name="ce39">
            <text:p>69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0862" table:style-name="ce38">
            <text:p>90.862</text:p>
          </table:table-cell>
          <table:table-cell office:value-type="percentage" office:value="1" table:style-name="ce39">
            <text:p>100,0%</text:p>
          </table:table-cell>
          <table:table-cell office:value-type="float" office:value="148343" table:style-name="ce38">
            <text:p>148.343</text:p>
          </table:table-cell>
          <table:table-cell office:value-type="percentage" office:value="0.95995625473206025" table:style-name="ce39">
            <text:p>96,0%</text:p>
          </table:table-cell>
          <table:table-cell office:value-type="float" office:value="207659" table:style-name="ce38">
            <text:p>207.659</text:p>
          </table:table-cell>
          <table:table-cell office:value-type="percentage" office:value="0.88330951287155668" table:style-name="ce39">
            <text:p>88,3%</text:p>
          </table:table-cell>
          <table:table-cell office:value-type="float" office:value="306714" table:style-name="ce38">
            <text:p>306.714</text:p>
          </table:table-cell>
          <table:table-cell office:value-type="percentage" office:value="0.8750456475099283" table:style-name="ce39">
            <text:p>87,5%</text:p>
          </table:table-cell>
          <table:table-cell office:value-type="float" office:value="290555" table:style-name="ce38">
            <text:p>290.555</text:p>
          </table:table-cell>
          <table:table-cell office:value-type="percentage" office:value="0.74899980408533628" table:style-name="ce39">
            <text:p>74,9%</text:p>
          </table:table-cell>
          <table:table-cell office:value-type="float" office:value="177570" table:style-name="ce38">
            <text:p>177.570</text:p>
          </table:table-cell>
          <table:table-cell office:value-type="percentage" office:value="0.57108582528768159" table:style-name="ce39">
            <text:p>57,1%</text:p>
          </table:table-cell>
          <table:table-cell office:value-type="float" office:value="114040" table:style-name="ce38">
            <text:p>114.040</text:p>
          </table:table-cell>
          <table:table-cell office:value-type="percentage" office:value="0.45299267521489744" table:style-name="ce39">
            <text:p>45,3%</text:p>
          </table:table-cell>
          <table:table-cell office:value-type="float" office:value="27409" table:style-name="ce38">
            <text:p>27.409</text:p>
          </table:table-cell>
          <table:table-cell office:value-type="percentage" office:value="0.1524441453416909" table:style-name="ce39">
            <text:p>15,2%</text:p>
          </table:table-cell>
          <table:table-cell office:value-type="float" office:value="1363152" table:style-name="ce38">
            <text:p>1.363.152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69521117681079003" table:style-name="ce39">
            <text:p>69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850" table:style-name="ce38">
            <text:p>41.850</text:p>
          </table:table-cell>
          <table:table-cell office:value-type="percentage" office:value="1" table:style-name="ce39">
            <text:p>100,0%</text:p>
          </table:table-cell>
          <table:table-cell office:value-type="float" office:value="55596" table:style-name="ce38">
            <text:p>55.596</text:p>
          </table:table-cell>
          <table:table-cell office:value-type="percentage" office:value="1" table:style-name="ce39">
            <text:p>100,0%</text:p>
          </table:table-cell>
          <table:table-cell office:value-type="float" office:value="74445" table:style-name="ce38">
            <text:p>74.445</text:p>
          </table:table-cell>
          <table:table-cell office:value-type="percentage" office:value="0.9625056564742388" table:style-name="ce39">
            <text:p>96,3%</text:p>
          </table:table-cell>
          <table:table-cell office:value-type="float" office:value="80569" table:style-name="ce38">
            <text:p>80.569</text:p>
          </table:table-cell>
          <table:table-cell office:value-type="percentage" office:value="0.8955693388466498" table:style-name="ce39">
            <text:p>89,6%</text:p>
          </table:table-cell>
          <table:table-cell office:value-type="float" office:value="80254" table:style-name="ce38">
            <text:p>80.254</text:p>
          </table:table-cell>
          <table:table-cell office:value-type="percentage" office:value="0.82085323568820379" table:style-name="ce39">
            <text:p>82,1%</text:p>
          </table:table-cell>
          <table:table-cell office:value-type="float" office:value="34963" table:style-name="ce38">
            <text:p>34.963</text:p>
          </table:table-cell>
          <table:table-cell office:value-type="percentage" office:value="0.49611908106650776" table:style-name="ce39">
            <text:p>49,6%</text:p>
          </table:table-cell>
          <table:table-cell office:value-type="float" office:value="7919" table:style-name="ce38">
            <text:p>7.919</text:p>
          </table:table-cell>
          <table:table-cell office:value-type="percentage" office:value="0.15679635679635678" table:style-name="ce39">
            <text:p>15,7%</text:p>
          </table:table-cell>
          <table:table-cell office:value-type="float" office:value="864" table:style-name="ce38">
            <text:p>864</text:p>
          </table:table-cell>
          <table:table-cell office:value-type="percentage" office:value="1.965288993016855E-2" table:style-name="ce39">
            <text:p>2,0%</text:p>
          </table:table-cell>
          <table:table-cell office:value-type="float" office:value="376460" table:style-name="ce38">
            <text:p>376.460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1826103215442061" table:style-name="ce39">
            <text:p>71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6097" table:style-name="ce38">
            <text:p>226.097</text:p>
          </table:table-cell>
          <table:table-cell office:value-type="percentage" office:value="1" table:style-name="ce39">
            <text:p>100,0%</text:p>
          </table:table-cell>
          <table:table-cell office:value-type="float" office:value="248084" table:style-name="ce38">
            <text:p>248.084</text:p>
          </table:table-cell>
          <table:table-cell office:value-type="percentage" office:value="1" table:style-name="ce39">
            <text:p>100,0%</text:p>
          </table:table-cell>
          <table:table-cell office:value-type="float" office:value="308462" table:style-name="ce38">
            <text:p>308.462</text:p>
          </table:table-cell>
          <table:table-cell office:value-type="percentage" office:value="0.96825551283057365" table:style-name="ce39">
            <text:p>96,8%</text:p>
          </table:table-cell>
          <table:table-cell office:value-type="float" office:value="339905" table:style-name="ce38">
            <text:p>339.905</text:p>
          </table:table-cell>
          <table:table-cell office:value-type="percentage" office:value="0.89172952056142196" table:style-name="ce39">
            <text:p>89,2%</text:p>
          </table:table-cell>
          <table:table-cell office:value-type="float" office:value="302699" table:style-name="ce38">
            <text:p>302.699</text:p>
          </table:table-cell>
          <table:table-cell office:value-type="percentage" office:value="0.83318148662969127" table:style-name="ce39">
            <text:p>83,3%</text:p>
          </table:table-cell>
          <table:table-cell office:value-type="float" office:value="172483" table:style-name="ce38">
            <text:p>172.483</text:p>
          </table:table-cell>
          <table:table-cell office:value-type="percentage" office:value="0.64411482431670419" table:style-name="ce39">
            <text:p>64,4%</text:p>
          </table:table-cell>
          <table:table-cell office:value-type="float" office:value="59696" table:style-name="ce38">
            <text:p>59.696</text:p>
          </table:table-cell>
          <table:table-cell office:value-type="percentage" office:value="0.28291138640607377" table:style-name="ce39">
            <text:p>28,3%</text:p>
          </table:table-cell>
          <table:table-cell office:value-type="float" office:value="4800" table:style-name="ce38">
            <text:p>4.800</text:p>
          </table:table-cell>
          <table:table-cell office:value-type="percentage" office:value="2.9030736292049206E-2" table:style-name="ce39">
            <text:p>2,9%</text:p>
          </table:table-cell>
          <table:table-cell office:value-type="float" office:value="1662226" table:style-name="ce38">
            <text:p>1.662.226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76380181899806687" table:style-name="ce39">
            <text:p>76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575" table:style-name="ce38">
            <text:p>135.575</text:p>
          </table:table-cell>
          <table:table-cell office:value-type="percentage" office:value="1" table:style-name="ce39">
            <text:p>100,0%</text:p>
          </table:table-cell>
          <table:table-cell office:value-type="float" office:value="156391" table:style-name="ce38">
            <text:p>156.391</text:p>
          </table:table-cell>
          <table:table-cell office:value-type="percentage" office:value="0.98296679467759474" table:style-name="ce39">
            <text:p>98,3%</text:p>
          </table:table-cell>
          <table:table-cell office:value-type="float" office:value="208901" table:style-name="ce38">
            <text:p>208.901</text:p>
          </table:table-cell>
          <table:table-cell office:value-type="percentage" office:value="0.956313746314845" table:style-name="ce39">
            <text:p>95,6%</text:p>
          </table:table-cell>
          <table:table-cell office:value-type="float" office:value="270877" table:style-name="ce38">
            <text:p>270.877</text:p>
          </table:table-cell>
          <table:table-cell office:value-type="percentage" office:value="0.88096384131547623" table:style-name="ce39">
            <text:p>88,1%</text:p>
          </table:table-cell>
          <table:table-cell office:value-type="float" office:value="264057" table:style-name="ce38">
            <text:p>264.057</text:p>
          </table:table-cell>
          <table:table-cell office:value-type="percentage" office:value="0.7987084284871675" table:style-name="ce39">
            <text:p>79,9%</text:p>
          </table:table-cell>
          <table:table-cell office:value-type="float" office:value="166392" table:style-name="ce38">
            <text:p>166.392</text:p>
          </table:table-cell>
          <table:table-cell office:value-type="percentage" office:value="0.62576673273135486" table:style-name="ce39">
            <text:p>62,6%</text:p>
          </table:table-cell>
          <table:table-cell office:value-type="float" office:value="102755" table:style-name="ce38">
            <text:p>102.755</text:p>
          </table:table-cell>
          <table:table-cell office:value-type="percentage" office:value="0.47116085634763788" table:style-name="ce39">
            <text:p>47,1%</text:p>
          </table:table-cell>
          <table:table-cell office:value-type="float" office:value="13501" table:style-name="ce38">
            <text:p>13.501</text:p>
          </table:table-cell>
          <table:table-cell office:value-type="percentage" office:value="7.7604442094130088E-2" table:style-name="ce39">
            <text:p>7,8%</text:p>
          </table:table-cell>
          <table:table-cell office:value-type="float" office:value="1318449" table:style-name="ce38">
            <text:p>1.318.449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2891456359631668" table:style-name="ce39">
            <text:p>72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9957" table:style-name="ce38">
            <text:p>449.957</text:p>
          </table:table-cell>
          <table:table-cell office:value-type="percentage" office:value="1" table:style-name="ce39">
            <text:p>100,0%</text:p>
          </table:table-cell>
          <table:table-cell office:value-type="float" office:value="607102" table:style-name="ce38">
            <text:p>607.102</text:p>
          </table:table-cell>
          <table:table-cell office:value-type="percentage" office:value="0.95562670394086502" table:style-name="ce39">
            <text:p>95,6%</text:p>
          </table:table-cell>
          <table:table-cell office:value-type="float" office:value="762610" table:style-name="ce38">
            <text:p>762.610</text:p>
          </table:table-cell>
          <table:table-cell office:value-type="percentage" office:value="0.91048778391182261" table:style-name="ce39">
            <text:p>91,0%</text:p>
          </table:table-cell>
          <table:table-cell office:value-type="float" office:value="930663" table:style-name="ce38">
            <text:p>930.663</text:p>
          </table:table-cell>
          <table:table-cell office:value-type="percentage" office:value="0.8524272289289051" table:style-name="ce39">
            <text:p>85,2%</text:p>
          </table:table-cell>
          <table:table-cell office:value-type="float" office:value="1022322" table:style-name="ce38">
            <text:p>1.022.322</text:p>
          </table:table-cell>
          <table:table-cell office:value-type="percentage" office:value="0.77639500134801087" table:style-name="ce39">
            <text:p>77,6%</text:p>
          </table:table-cell>
          <table:table-cell office:value-type="float" office:value="558764" table:style-name="ce38">
            <text:p>558.764</text:p>
          </table:table-cell>
          <table:table-cell office:value-type="percentage" office:value="0.53488051523378122" table:style-name="ce39">
            <text:p>53,5%</text:p>
          </table:table-cell>
          <table:table-cell office:value-type="float" office:value="365491" table:style-name="ce38">
            <text:p>365.491</text:p>
          </table:table-cell>
          <table:table-cell office:value-type="percentage" office:value="0.43566068884955328" table:style-name="ce39">
            <text:p>43,6%</text:p>
          </table:table-cell>
          <table:table-cell office:value-type="float" office:value="137523" table:style-name="ce38">
            <text:p>137.523</text:p>
          </table:table-cell>
          <table:table-cell office:value-type="percentage" office:value="0.20958568411042328" table:style-name="ce39">
            <text:p>21,0%</text:p>
          </table:table-cell>
          <table:table-cell office:value-type="float" office:value="4834432" table:style-name="ce38">
            <text:p>4.834.432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0386991945675537" table:style-name="ce39">
            <text:p>70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1914" table:style-name="ce38">
            <text:p>291.914</text:p>
          </table:table-cell>
          <table:table-cell office:value-type="percentage" office:value="1" table:style-name="ce39">
            <text:p>100,0%</text:p>
          </table:table-cell>
          <table:table-cell office:value-type="float" office:value="428978" table:style-name="ce38">
            <text:p>428.978</text:p>
          </table:table-cell>
          <table:table-cell office:value-type="percentage" office:value="0.97971050239573199" table:style-name="ce39">
            <text:p>98,0%</text:p>
          </table:table-cell>
          <table:table-cell office:value-type="float" office:value="538974" table:style-name="ce38">
            <text:p>538.974</text:p>
          </table:table-cell>
          <table:table-cell office:value-type="percentage" office:value="0.9281005909823532" table:style-name="ce39">
            <text:p>92,8%</text:p>
          </table:table-cell>
          <table:table-cell office:value-type="float" office:value="695539" table:style-name="ce38">
            <text:p>695.539</text:p>
          </table:table-cell>
          <table:table-cell office:value-type="percentage" office:value="0.92450826361695737" table:style-name="ce39">
            <text:p>92,5%</text:p>
          </table:table-cell>
          <table:table-cell office:value-type="float" office:value="710011" table:style-name="ce38">
            <text:p>710.011</text:p>
          </table:table-cell>
          <table:table-cell office:value-type="percentage" office:value="0.83374941873300235" table:style-name="ce39">
            <text:p>83,4%</text:p>
          </table:table-cell>
          <table:table-cell office:value-type="float" office:value="379916" table:style-name="ce38">
            <text:p>379.916</text:p>
          </table:table-cell>
          <table:table-cell office:value-type="percentage" office:value="0.58560420741754637" table:style-name="ce39">
            <text:p>58,6%</text:p>
          </table:table-cell>
          <table:table-cell office:value-type="float" office:value="137628" table:style-name="ce38">
            <text:p>137.628</text:p>
          </table:table-cell>
          <table:table-cell office:value-type="percentage" office:value="0.26665581660292254" table:style-name="ce39">
            <text:p>26,7%</text:p>
          </table:table-cell>
          <table:table-cell office:value-type="float" office:value="22398" table:style-name="ce38">
            <text:p>22.398</text:p>
          </table:table-cell>
          <table:table-cell office:value-type="percentage" office:value="5.2759398018048152E-2" table:style-name="ce39">
            <text:p>5,3%</text:p>
          </table:table-cell>
          <table:table-cell office:value-type="float" office:value="3205358" table:style-name="ce38">
            <text:p>3.205.358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71413329162636885" table:style-name="ce39">
            <text:p>71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7008" table:style-name="ce38">
            <text:p>77.008</text:p>
          </table:table-cell>
          <table:table-cell office:value-type="percentage" office:value="1" table:style-name="ce39">
            <text:p>100,0%</text:p>
          </table:table-cell>
          <table:table-cell office:value-type="float" office:value="94993" table:style-name="ce38">
            <text:p>94.993</text:p>
          </table:table-cell>
          <table:table-cell office:value-type="percentage" office:value="1" table:style-name="ce39">
            <text:p>100,0%</text:p>
          </table:table-cell>
          <table:table-cell office:value-type="float" office:value="128955" table:style-name="ce38">
            <text:p>128.955</text:p>
          </table:table-cell>
          <table:table-cell office:value-type="percentage" office:value="1.0291946335506836" table:style-name="ce39">
            <text:p>102,9%</text:p>
          </table:table-cell>
          <table:table-cell office:value-type="float" office:value="157492" table:style-name="ce38">
            <text:p>157.492</text:p>
          </table:table-cell>
          <table:table-cell office:value-type="percentage" office:value="0.93071577155824503" table:style-name="ce39">
            <text:p>93,1%</text:p>
          </table:table-cell>
          <table:table-cell office:value-type="float" office:value="140487" table:style-name="ce38">
            <text:p>140.487</text:p>
          </table:table-cell>
          <table:table-cell office:value-type="percentage" office:value="0.88082937289177021" table:style-name="ce39">
            <text:p>88,1%</text:p>
          </table:table-cell>
          <table:table-cell office:value-type="float" office:value="97010" table:style-name="ce38">
            <text:p>97.010</text:p>
          </table:table-cell>
          <table:table-cell office:value-type="percentage" office:value="0.72678099176649513" table:style-name="ce39">
            <text:p>72,7%</text:p>
          </table:table-cell>
          <table:table-cell office:value-type="float" office:value="41596" table:style-name="ce38">
            <text:p>41.596</text:p>
          </table:table-cell>
          <table:table-cell office:value-type="percentage" office:value="0.36706671373102717" table:style-name="ce39">
            <text:p>36,7%</text:p>
          </table:table-cell>
          <table:table-cell office:value-type="float" office:value="3682" table:style-name="ce38">
            <text:p>3.682</text:p>
          </table:table-cell>
          <table:table-cell office:value-type="percentage" office:value="4.3445427728613567E-2" table:style-name="ce39">
            <text:p>4,3%</text:p>
          </table:table-cell>
          <table:table-cell office:value-type="float" office:value="741223" table:style-name="ce38">
            <text:p>741.223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7742210549831814" table:style-name="ce39">
            <text:p>77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734" table:style-name="ce38">
            <text:p>239.734</text:p>
          </table:table-cell>
          <table:table-cell office:value-type="percentage" office:value="1" table:style-name="ce39">
            <text:p>100,0%</text:p>
          </table:table-cell>
          <table:table-cell office:value-type="float" office:value="288813" table:style-name="ce38">
            <text:p>288.813</text:p>
          </table:table-cell>
          <table:table-cell office:value-type="percentage" office:value="0.996724898364865" table:style-name="ce39">
            <text:p>99,7%</text:p>
          </table:table-cell>
          <table:table-cell office:value-type="float" office:value="337451" table:style-name="ce38">
            <text:p>337.451</text:p>
          </table:table-cell>
          <table:table-cell office:value-type="percentage" office:value="0.97268589645660331" table:style-name="ce39">
            <text:p>97,3%</text:p>
          </table:table-cell>
          <table:table-cell office:value-type="float" office:value="380902" table:style-name="ce38">
            <text:p>380.902</text:p>
          </table:table-cell>
          <table:table-cell office:value-type="percentage" office:value="0.93843883426256935" table:style-name="ce39">
            <text:p>93,8%</text:p>
          </table:table-cell>
          <table:table-cell office:value-type="float" office:value="387816" table:style-name="ce38">
            <text:p>387.816</text:p>
          </table:table-cell>
          <table:table-cell office:value-type="percentage" office:value="0.87499464149938744" table:style-name="ce39">
            <text:p>87,5%</text:p>
          </table:table-cell>
          <table:table-cell office:value-type="float" office:value="201095" table:style-name="ce38">
            <text:p>201.095</text:p>
          </table:table-cell>
          <table:table-cell office:value-type="percentage" office:value="0.62179970810864293" table:style-name="ce39">
            <text:p>62,2%</text:p>
          </table:table-cell>
          <table:table-cell office:value-type="float" office:value="41464" table:style-name="ce38">
            <text:p>41.464</text:p>
          </table:table-cell>
          <table:table-cell office:value-type="percentage" office:value="0.17951260060351285" table:style-name="ce39">
            <text:p>18,0%</text:p>
          </table:table-cell>
          <table:table-cell office:value-type="float" office:value="4951" table:style-name="ce38">
            <text:p>4.951</text:p>
          </table:table-cell>
          <table:table-cell office:value-type="percentage" office:value="2.7504485936658017E-2" table:style-name="ce39">
            <text:p>2,8%</text:p>
          </table:table-cell>
          <table:table-cell office:value-type="float" office:value="1882226" table:style-name="ce38">
            <text:p>1.882.226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6684795296144181" table:style-name="ce39">
            <text:p>76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97" table:style-name="ce38">
            <text:p>23.097</text:p>
          </table:table-cell>
          <table:table-cell office:value-type="percentage" office:value="1" table:style-name="ce39">
            <text:p>100,0%</text:p>
          </table:table-cell>
          <table:table-cell office:value-type="float" office:value="28448" table:style-name="ce38">
            <text:p>28.448</text:p>
          </table:table-cell>
          <table:table-cell office:value-type="percentage" office:value="1" table:style-name="ce39">
            <text:p>100,0%</text:p>
          </table:table-cell>
          <table:table-cell office:value-type="float" office:value="36219" table:style-name="ce38">
            <text:p>36.219</text:p>
          </table:table-cell>
          <table:table-cell office:value-type="percentage" office:value="0.96025770189299542" table:style-name="ce39">
            <text:p>96,0%</text:p>
          </table:table-cell>
          <table:table-cell office:value-type="float" office:value="43425" table:style-name="ce38">
            <text:p>43.425</text:p>
          </table:table-cell>
          <table:table-cell office:value-type="percentage" office:value="0.91106495468277948" table:style-name="ce39">
            <text:p>91,1%</text:p>
          </table:table-cell>
          <table:table-cell office:value-type="float" office:value="43779" table:style-name="ce38">
            <text:p>43.779</text:p>
          </table:table-cell>
          <table:table-cell office:value-type="percentage" office:value="0.8268457136381665" table:style-name="ce39">
            <text:p>82,7%</text:p>
          </table:table-cell>
          <table:table-cell office:value-type="float" office:value="23466" table:style-name="ce38">
            <text:p>23.466</text:p>
          </table:table-cell>
          <table:table-cell office:value-type="percentage" office:value="0.59681070220504084" table:style-name="ce39">
            <text:p>59,7%</text:p>
          </table:table-cell>
          <table:table-cell office:value-type="float" office:value="9148" table:style-name="ce38">
            <text:p>9.148</text:p>
          </table:table-cell>
          <table:table-cell office:value-type="percentage" office:value="0.30034802022457152" table:style-name="ce39">
            <text:p>30,0%</text:p>
          </table:table-cell>
          <table:table-cell office:value-type="float" office:value="1974" table:style-name="ce38">
            <text:p>1.974</text:p>
          </table:table-cell>
          <table:table-cell office:value-type="percentage" office:value="7.7314742284192384E-2" table:style-name="ce39">
            <text:p>7,7%</text:p>
          </table:table-cell>
          <table:table-cell office:value-type="float" office:value="209556" table:style-name="ce38">
            <text:p>209.556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73795119202732684" table:style-name="ce39">
            <text:p>73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9303" table:style-name="ce38">
            <text:p>369.303</text:p>
          </table:table-cell>
          <table:table-cell office:value-type="percentage" office:value="1" table:style-name="ce39">
            <text:p>100,0%</text:p>
          </table:table-cell>
          <table:table-cell office:value-type="float" office:value="505942" table:style-name="ce38">
            <text:p>505.942</text:p>
          </table:table-cell>
          <table:table-cell office:value-type="percentage" office:value="0.96171882276683629" table:style-name="ce39">
            <text:p>96,2%</text:p>
          </table:table-cell>
          <table:table-cell office:value-type="float" office:value="665275" table:style-name="ce38">
            <text:p>665.275</text:p>
          </table:table-cell>
          <table:table-cell office:value-type="percentage" office:value="0.94590252273848574" table:style-name="ce39">
            <text:p>94,6%</text:p>
          </table:table-cell>
          <table:table-cell office:value-type="float" office:value="907192" table:style-name="ce38">
            <text:p>907.192</text:p>
          </table:table-cell>
          <table:table-cell office:value-type="percentage" office:value="0.93257386282449428" table:style-name="ce39">
            <text:p>93,3%</text:p>
          </table:table-cell>
          <table:table-cell office:value-type="float" office:value="944022" table:style-name="ce38">
            <text:p>944.022</text:p>
          </table:table-cell>
          <table:table-cell office:value-type="percentage" office:value="0.80964449373097613" table:style-name="ce39">
            <text:p>81,0%</text:p>
          </table:table-cell>
          <table:table-cell office:value-type="float" office:value="568884" table:style-name="ce38">
            <text:p>568.884</text:p>
          </table:table-cell>
          <table:table-cell office:value-type="percentage" office:value="0.59905227244008252" table:style-name="ce39">
            <text:p>59,9%</text:p>
          </table:table-cell>
          <table:table-cell office:value-type="float" office:value="326548" table:style-name="ce38">
            <text:p>326.548</text:p>
          </table:table-cell>
          <table:table-cell office:value-type="percentage" office:value="0.43981009461598036" table:style-name="ce39">
            <text:p>44,0%</text:p>
          </table:table-cell>
          <table:table-cell office:value-type="float" office:value="73209" table:style-name="ce38">
            <text:p>73.209</text:p>
          </table:table-cell>
          <table:table-cell office:value-type="percentage" office:value="0.13225554700456335" table:style-name="ce39">
            <text:p>13,2%</text:p>
          </table:table-cell>
          <table:table-cell office:value-type="float" office:value="4360375" table:style-name="ce38">
            <text:p>4.360.375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2941133370927125" table:style-name="ce39">
            <text:p>72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500" table:style-name="ce38">
            <text:p>72.500</text:p>
          </table:table-cell>
          <table:table-cell office:value-type="percentage" office:value="1" table:style-name="ce39">
            <text:p>100,0%</text:p>
          </table:table-cell>
          <table:table-cell office:value-type="float" office:value="99883" table:style-name="ce38">
            <text:p>99.883</text:p>
          </table:table-cell>
          <table:table-cell office:value-type="percentage" office:value="0.97068970543931432" table:style-name="ce39">
            <text:p>97,1%</text:p>
          </table:table-cell>
          <table:table-cell office:value-type="float" office:value="133753" table:style-name="ce38">
            <text:p>133.753</text:p>
          </table:table-cell>
          <table:table-cell office:value-type="percentage" office:value="0.91044796438611653" table:style-name="ce39">
            <text:p>91,0%</text:p>
          </table:table-cell>
          <table:table-cell office:value-type="float" office:value="189835" table:style-name="ce38">
            <text:p>189.835</text:p>
          </table:table-cell>
          <table:table-cell office:value-type="percentage" office:value="0.89017425066586642" table:style-name="ce39">
            <text:p>89,0%</text:p>
          </table:table-cell>
          <table:table-cell office:value-type="float" office:value="201953" table:style-name="ce38">
            <text:p>201.953</text:p>
          </table:table-cell>
          <table:table-cell office:value-type="percentage" office:value="0.79459940115755223" table:style-name="ce39">
            <text:p>79,5%</text:p>
          </table:table-cell>
          <table:table-cell office:value-type="float" office:value="122973" table:style-name="ce38">
            <text:p>122.973</text:p>
          </table:table-cell>
          <table:table-cell office:value-type="percentage" office:value="0.58837911417539457" table:style-name="ce39">
            <text:p>58,8%</text:p>
          </table:table-cell>
          <table:table-cell office:value-type="float" office:value="67560" table:style-name="ce38">
            <text:p>67.560</text:p>
          </table:table-cell>
          <table:table-cell office:value-type="percentage" office:value="0.39222516371743066" table:style-name="ce39">
            <text:p>39,2%</text:p>
          </table:table-cell>
          <table:table-cell office:value-type="float" office:value="1953" table:style-name="ce38">
            <text:p>1.953</text:p>
          </table:table-cell>
          <table:table-cell office:value-type="percentage" office:value="1.3763795509323861E-2" table:style-name="ce39">
            <text:p>1,4%</text:p>
          </table:table-cell>
          <table:table-cell office:value-type="float" office:value="890410" table:style-name="ce38">
            <text:p>890.410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67963121414020056" table:style-name="ce39">
            <text:p>68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950" table:style-name="ce38">
            <text:p>41.950</text:p>
          </table:table-cell>
          <table:table-cell office:value-type="percentage" office:value="1" table:style-name="ce39">
            <text:p>100,0%</text:p>
          </table:table-cell>
          <table:table-cell office:value-type="float" office:value="55550" table:style-name="ce38">
            <text:p>55.550</text:p>
          </table:table-cell>
          <table:table-cell office:value-type="percentage" office:value="0.99566246056782337" table:style-name="ce39">
            <text:p>99,6%</text:p>
          </table:table-cell>
          <table:table-cell office:value-type="float" office:value="69237" table:style-name="ce38">
            <text:p>69.237</text:p>
          </table:table-cell>
          <table:table-cell office:value-type="percentage" office:value="0.93761172200855858" table:style-name="ce39">
            <text:p>93,8%</text:p>
          </table:table-cell>
          <table:table-cell office:value-type="float" office:value="87871" table:style-name="ce38">
            <text:p>87.871</text:p>
          </table:table-cell>
          <table:table-cell office:value-type="percentage" office:value="0.90875338697333863" table:style-name="ce39">
            <text:p>90,9%</text:p>
          </table:table-cell>
          <table:table-cell office:value-type="float" office:value="88688" table:style-name="ce38">
            <text:p>88.688</text:p>
          </table:table-cell>
          <table:table-cell office:value-type="percentage" office:value="0.82116997833373451" table:style-name="ce39">
            <text:p>82,1%</text:p>
          </table:table-cell>
          <table:table-cell office:value-type="float" office:value="52047" table:style-name="ce38">
            <text:p>52.047</text:p>
          </table:table-cell>
          <table:table-cell office:value-type="percentage" office:value="0.6398618163042008" table:style-name="ce39">
            <text:p>64,0%</text:p>
          </table:table-cell>
          <table:table-cell office:value-type="float" office:value="32025" table:style-name="ce38">
            <text:p>32.025</text:p>
          </table:table-cell>
          <table:table-cell office:value-type="percentage" office:value="0.47007794266590336" table:style-name="ce39">
            <text:p>47,0%</text:p>
          </table:table-cell>
          <table:table-cell office:value-type="float" office:value="7168" table:style-name="ce38">
            <text:p>7.168</text:p>
          </table:table-cell>
          <table:table-cell office:value-type="percentage" office:value="0.12711924522948145" table:style-name="ce39">
            <text:p>12,7%</text:p>
          </table:table-cell>
          <table:table-cell office:value-type="float" office:value="434536" table:style-name="ce38">
            <text:p>434.536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474550790052189" table:style-name="ce39">
            <text:p>74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434" table:style-name="ce38">
            <text:p>161.434</text:p>
          </table:table-cell>
          <table:table-cell office:value-type="percentage" office:value="1.0220576131687242" table:style-name="ce39">
            <text:p>102,2%</text:p>
          </table:table-cell>
          <table:table-cell office:value-type="float" office:value="211513" table:style-name="ce38">
            <text:p>211.513</text:p>
          </table:table-cell>
          <table:table-cell office:value-type="percentage" office:value="0.99264129603296403" table:style-name="ce39">
            <text:p>99,3%</text:p>
          </table:table-cell>
          <table:table-cell office:value-type="float" office:value="269402" table:style-name="ce38">
            <text:p>269.402</text:p>
          </table:table-cell>
          <table:table-cell office:value-type="percentage" office:value="0.96174125996451509" table:style-name="ce39">
            <text:p>96,2%</text:p>
          </table:table-cell>
          <table:table-cell office:value-type="float" office:value="310582" table:style-name="ce38">
            <text:p>310.582</text:p>
          </table:table-cell>
          <table:table-cell office:value-type="percentage" office:value="0.91353826876524002" table:style-name="ce39">
            <text:p>91,4%</text:p>
          </table:table-cell>
          <table:table-cell office:value-type="float" office:value="300346" table:style-name="ce38">
            <text:p>300.346</text:p>
          </table:table-cell>
          <table:table-cell office:value-type="percentage" office:value="0.82938036577721441" table:style-name="ce39">
            <text:p>82,9%</text:p>
          </table:table-cell>
          <table:table-cell office:value-type="float" office:value="151483" table:style-name="ce38">
            <text:p>151.483</text:p>
          </table:table-cell>
          <table:table-cell office:value-type="percentage" office:value="0.58141266508791256" table:style-name="ce39">
            <text:p>58,1%</text:p>
          </table:table-cell>
          <table:table-cell office:value-type="float" office:value="59747" table:style-name="ce38">
            <text:p>59.747</text:p>
          </table:table-cell>
          <table:table-cell office:value-type="percentage" office:value="0.29646114303293736" table:style-name="ce39">
            <text:p>29,6%</text:p>
          </table:table-cell>
          <table:table-cell office:value-type="float" office:value="17344" table:style-name="ce38">
            <text:p>17.344</text:p>
          </table:table-cell>
          <table:table-cell office:value-type="percentage" office:value="0.10286703913265245" table:style-name="ce39">
            <text:p>10,3%</text:p>
          </table:table-cell>
          <table:table-cell office:value-type="float" office:value="1481851" table:style-name="ce38">
            <text:p>1.481.851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4692216459847893" table:style-name="ce39">
            <text:p>74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51" table:style-name="ce38">
            <text:p>2.351</text:p>
          </table:table-cell>
          <table:table-cell office:value-type="percentage" office:value="0.90249520153550866" table:style-name="ce39">
            <text:p>90,2%</text:p>
          </table:table-cell>
          <table:table-cell office:value-type="float" office:value="3810" table:style-name="ce38">
            <text:p>3.810</text:p>
          </table:table-cell>
          <table:table-cell office:value-type="percentage" office:value="0.88235294117647056" table:style-name="ce39">
            <text:p>88,2%</text:p>
          </table:table-cell>
          <table:table-cell office:value-type="float" office:value="7128" table:style-name="ce38">
            <text:p>7.128</text:p>
          </table:table-cell>
          <table:table-cell office:value-type="percentage" office:value="0.90721649484536082" table:style-name="ce39">
            <text:p>90,7%</text:p>
          </table:table-cell>
          <table:table-cell office:value-type="float" office:value="9884" table:style-name="ce38">
            <text:p>9.884</text:p>
          </table:table-cell>
          <table:table-cell office:value-type="percentage" office:value="0.85531325718241602" table:style-name="ce39">
            <text:p>85,5%</text:p>
          </table:table-cell>
          <table:table-cell office:value-type="float" office:value="9926" table:style-name="ce38">
            <text:p>9.926</text:p>
          </table:table-cell>
          <table:table-cell office:value-type="percentage" office:value="0.78516057585825028" table:style-name="ce39">
            <text:p>78,5%</text:p>
          </table:table-cell>
          <table:table-cell office:value-type="float" office:value="7433" table:style-name="ce38">
            <text:p>7.433</text:p>
          </table:table-cell>
          <table:table-cell office:value-type="percentage" office:value="0.62493694299646885" table:style-name="ce39">
            <text:p>62,5%</text:p>
          </table:table-cell>
          <table:table-cell office:value-type="float" office:value="6434" table:style-name="ce38">
            <text:p>6.434</text:p>
          </table:table-cell>
          <table:table-cell office:value-type="percentage" office:value="0.58666909820370206" table:style-name="ce39">
            <text:p>58,7%</text:p>
          </table:table-cell>
          <table:table-cell office:value-type="float" office:value="2889" table:style-name="ce38">
            <text:p>2.889</text:p>
          </table:table-cell>
          <table:table-cell office:value-type="percentage" office:value="0.31656804733727811" table:style-name="ce39">
            <text:p>31,7%</text:p>
          </table:table-cell>
          <table:table-cell office:value-type="float" office:value="49855" table:style-name="ce38">
            <text:p>49.855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02529415909251" table:style-name="ce39">
            <text:p>70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38" table:style-name="ce38">
            <text:p>1.938</text:p>
          </table:table-cell>
          <table:table-cell office:value-type="percentage" office:value="0.82503192848020435" table:style-name="ce39">
            <text:p>82,5%</text:p>
          </table:table-cell>
          <table:table-cell office:value-type="float" office:value="3195" table:style-name="ce38">
            <text:p>3.195</text:p>
          </table:table-cell>
          <table:table-cell office:value-type="percentage" office:value="0.85245464247598723" table:style-name="ce39">
            <text:p>85,2%</text:p>
          </table:table-cell>
          <table:table-cell office:value-type="float" office:value="6811" table:style-name="ce38">
            <text:p>6.811</text:p>
          </table:table-cell>
          <table:table-cell office:value-type="percentage" office:value="0.87019292193688513" table:style-name="ce39">
            <text:p>87,0%</text:p>
          </table:table-cell>
          <table:table-cell office:value-type="float" office:value="9144" table:style-name="ce38">
            <text:p>9.144</text:p>
          </table:table-cell>
          <table:table-cell office:value-type="percentage" office:value="0.80927515709354814" table:style-name="ce39">
            <text:p>80,9%</text:p>
          </table:table-cell>
          <table:table-cell office:value-type="float" office:value="9270" table:style-name="ce38">
            <text:p>9.270</text:p>
          </table:table-cell>
          <table:table-cell office:value-type="percentage" office:value="0.77237127145475759" table:style-name="ce39">
            <text:p>77,2%</text:p>
          </table:table-cell>
          <table:table-cell office:value-type="float" office:value="7342" table:style-name="ce38">
            <text:p>7.342</text:p>
          </table:table-cell>
          <table:table-cell office:value-type="percentage" office:value="0.60512651446468313" table:style-name="ce39">
            <text:p>60,5%</text:p>
          </table:table-cell>
          <table:table-cell office:value-type="float" office:value="6449" table:style-name="ce38">
            <text:p>6.449</text:p>
          </table:table-cell>
          <table:table-cell office:value-type="percentage" office:value="0.53764068361817419" table:style-name="ce39">
            <text:p>53,8%</text:p>
          </table:table-cell>
          <table:table-cell office:value-type="float" office:value="3004" table:style-name="ce38">
            <text:p>3.004</text:p>
          </table:table-cell>
          <table:table-cell office:value-type="percentage" office:value="0.31376645080426152" table:style-name="ce39">
            <text:p>31,4%</text:p>
          </table:table-cell>
          <table:table-cell office:value-type="float" office:value="47153" table:style-name="ce38">
            <text:p>47.153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6481029791193758" table:style-name="ce39">
            <text:p>66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2" table:style-name="ce38">
            <text:p>22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278" table:style-name="ce38">
            <text:p>3.278</text:p>
          </table:table-cell>
          <table:table-cell office:value-type="string" table:style-name="ce39">
            <text:p>-</text:p>
          </table:table-cell>
          <table:table-cell office:value-type="float" office:value="8620" table:style-name="ce38">
            <text:p>8.620</text:p>
          </table:table-cell>
          <table:table-cell office:value-type="string" table:style-name="ce39">
            <text:p>-</text:p>
          </table:table-cell>
          <table:table-cell office:value-type="float" office:value="19678" table:style-name="ce38">
            <text:p>19.678</text:p>
          </table:table-cell>
          <table:table-cell office:value-type="string" table:style-name="ce39">
            <text:p>-</text:p>
          </table:table-cell>
          <table:table-cell office:value-type="float" office:value="27377" table:style-name="ce38">
            <text:p>27.377</text:p>
          </table:table-cell>
          <table:table-cell office:value-type="string" table:style-name="ce39">
            <text:p>-</text:p>
          </table:table-cell>
          <table:table-cell office:value-type="float" office:value="19967" table:style-name="ce38">
            <text:p>19.967</text:p>
          </table:table-cell>
          <table:table-cell office:value-type="string" table:style-name="ce39">
            <text:p>-</text:p>
          </table:table-cell>
          <table:table-cell office:value-type="float" office:value="717" table:style-name="ce38">
            <text:p>717</text:p>
          </table:table-cell>
          <table:table-cell office:value-type="string" table:style-name="ce39">
            <text:p>-</text:p>
          </table:table-cell>
          <table:table-cell office:value-type="float" office:value="79676" table:style-name="ce38">
            <text:p>79.676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6" table:style-name="ce41">
            <text:p>16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47" table:style-name="ce41">
            <text:p>147</text:p>
          </table:table-cell>
          <table:table-cell office:value-type="string" table:style-name="ce42">
            <text:p>-</text:p>
          </table:table-cell>
          <table:table-cell office:value-type="float" office:value="439" table:style-name="ce41">
            <text:p>439</text:p>
          </table:table-cell>
          <table:table-cell office:value-type="string" table:style-name="ce42">
            <text:p>-</text:p>
          </table:table-cell>
          <table:table-cell office:value-type="float" office:value="797" table:style-name="ce41">
            <text:p>797</text:p>
          </table:table-cell>
          <table:table-cell office:value-type="string" table:style-name="ce42">
            <text:p>-</text:p>
          </table:table-cell>
          <table:table-cell office:value-type="float" office:value="844" table:style-name="ce41">
            <text:p>844</text:p>
          </table:table-cell>
          <table:table-cell office:value-type="string" table:style-name="ce42">
            <text:p>-</text:p>
          </table:table-cell>
          <table:table-cell office:value-type="float" office:value="744" table:style-name="ce41">
            <text:p>744</text:p>
          </table:table-cell>
          <table:table-cell office:value-type="string" table:style-name="ce42">
            <text:p>-</text:p>
          </table:table-cell>
          <table:table-cell office:value-type="float" office:value="67" table:style-name="ce41">
            <text:p>67</text:p>
          </table:table-cell>
          <table:table-cell office:value-type="string" table:style-name="ce42">
            <text:p>-</text:p>
          </table:table-cell>
          <table:table-cell office:value-type="float" office:value="3073" table:style-name="ce41">
            <text:p>3.073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89146" table:style-name="ce45">
            <text:p>2.889.146</text:p>
          </table:table-cell>
          <table:table-cell office:value-type="percentage" office:value="1" table:style-name="ce46">
            <text:p>100,0%</text:p>
          </table:table-cell>
          <table:table-cell office:value-type="float" office:value="3891081" table:style-name="ce45">
            <text:p>3.891.081</text:p>
          </table:table-cell>
          <table:table-cell office:value-type="percentage" office:value="0.98258504638204869" table:style-name="ce46">
            <text:p>98,3%</text:p>
          </table:table-cell>
          <table:table-cell office:value-type="float" office:value="5018520" table:style-name="ce45">
            <text:p>5.018.520</text:p>
          </table:table-cell>
          <table:table-cell office:value-type="percentage" office:value="0.94032849252368289" table:style-name="ce46">
            <text:p>94,0%</text:p>
          </table:table-cell>
          <table:table-cell office:value-type="float" office:value="6315500" table:style-name="ce45">
            <text:p>6.315.500</text:p>
          </table:table-cell>
          <table:table-cell office:value-type="percentage" office:value="0.89794187825753635" table:style-name="ce46">
            <text:p>89,8%</text:p>
          </table:table-cell>
          <table:table-cell office:value-type="float" office:value="6401068" table:style-name="ce45">
            <text:p>6.401.068</text:p>
          </table:table-cell>
          <table:table-cell office:value-type="percentage" office:value="0.81111015230233852" table:style-name="ce46">
            <text:p>81,1%</text:p>
          </table:table-cell>
          <table:table-cell office:value-type="float" office:value="3724236" table:style-name="ce45">
            <text:p>3.724.236</text:p>
          </table:table-cell>
          <table:table-cell office:value-type="percentage" office:value="0.59775202342448797" table:style-name="ce46">
            <text:p>59,8%</text:p>
          </table:table-cell>
          <table:table-cell office:value-type="float" office:value="1914294" table:style-name="ce45">
            <text:p>1.914.294</text:p>
          </table:table-cell>
          <table:table-cell office:value-type="percentage" office:value="0.38714527245663993" table:style-name="ce46">
            <text:p>38,7%</text:p>
          </table:table-cell>
          <table:table-cell office:value-type="float" office:value="411284" table:style-name="ce45">
            <text:p>411.284</text:p>
          </table:table-cell>
          <table:table-cell office:value-type="percentage" office:value="0.10576426072971692" table:style-name="ce46">
            <text:p>10,6%</text:p>
          </table:table-cell>
          <table:table-cell office:value-type="float" office:value="30565129" table:style-name="ce45">
            <text:p>30.565.129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72567081056624472" table:style-name="ce46">
            <text:p>72,6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8-19T15:22:55Z</meta:creation-date>
    <dc:date>2021-08-19T15:23:22Z</dc:date>
  </office:meta>
</office:document-meta>
</file>